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7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12.277cm"/>
    </style:style>
    <style:style style:name="co5" style:family="table-column">
      <style:table-column-properties fo:break-before="auto" style:column-width="2.619cm"/>
    </style:style>
    <style:style style:name="co6" style:family="table-column">
      <style:table-column-properties fo:break-before="auto" style:column-width="2.699cm"/>
    </style:style>
    <style:style style:name="co7" style:family="table-column">
      <style:table-column-properties fo:break-before="auto" style:column-width="1.508cm"/>
    </style:style>
    <style:style style:name="co8" style:family="table-column">
      <style:table-column-properties fo:break-before="auto" style:column-width="1.296cm"/>
    </style:style>
    <style:style style:name="co9" style:family="table-column">
      <style:table-column-properties fo:break-before="auto" style:column-width="1.746cm"/>
    </style:style>
    <style:style style:name="co10" style:family="table-column">
      <style:table-column-properties fo:break-before="auto" style:column-width="3.149cm"/>
    </style:style>
    <style:style style:name="co11" style:family="table-column">
      <style:table-column-properties fo:break-before="auto" style:column-width="2.11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0.661cm"/>
    </style:style>
    <style:style style:name="co14" style:family="table-column">
      <style:table-column-properties fo:break-before="auto" style:column-width="1.455cm"/>
    </style:style>
    <style:style style:name="co15" style:family="table-column">
      <style:table-column-properties fo:break-before="auto" style:column-width="12.25cm"/>
    </style:style>
    <style:style style:name="co16" style:family="table-column">
      <style:table-column-properties fo:break-before="auto" style:column-width="4.551cm"/>
    </style:style>
    <style:style style:name="co17" style:family="table-column">
      <style:table-column-properties fo:break-before="auto" style:column-width="2.778cm"/>
    </style:style>
    <style:style style:name="co18" style:family="table-column">
      <style:table-column-properties fo:break-before="auto" style:column-width="1.482cm"/>
    </style:style>
    <style:style style:name="co19" style:family="table-column">
      <style:table-column-properties fo:break-before="auto" style:column-width="1.217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boolean-style style:name="N99">
      <number:boolean/>
    </number:boolean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map style:condition="is-true-formula(AND([.$D2]=[.$D1]; [.$G2]=[.$G1]))" style:apply-style-name="Neutral" style:base-cell-address="Sheet_1.A2"/>
    </style:style>
    <style:style style:name="ce5" style:family="table-cell" style:parent-style-name="Default" style:data-style-name="N0">
      <style:text-properties fo:font-weight="bold" style:font-weight-asian="bold" style:font-weight-complex="bold"/>
      <style:map style:condition="is-true-formula([.H1]=0)" style:apply-style-name="cf6" style:base-cell-address="Sheet_1.H1"/>
    </style:style>
    <style:style style:name="ce6" style:family="table-cell" style:parent-style-name="Default">
      <style:map style:condition="is-true-formula([.H1]=0)" style:apply-style-name="cf6" style:base-cell-address="Sheet_1.H1"/>
    </style:style>
    <style:style style:name="ce8" style:family="table-cell" style:parent-style-name="Default" style:data-style-name="N3">
      <style:map style:condition="is-true-formula([.H1]=0)" style:apply-style-name="cf6" style:base-cell-address="Sheet_1.H1"/>
    </style:style>
    <style:style style:name="ce1" style:family="table-cell" style:parent-style-name="Default" style:data-style-name="N0"/>
    <style:style style:name="ce16" style:family="table-cell" style:parent-style-name="Default" style:data-style-name="N99"/>
    <style:style style:name="ce17" style:family="table-cell" style:parent-style-name="Default" style:data-style-name="N0">
      <style:map style:condition="is-true-formula(AND([.$E2]=[.$E1]; [.$H2]=[.$H1]))" style:apply-style-name="Neutral" style:base-cell-address="Sheet_2.A2"/>
    </style:style>
    <style:style style:name="ce18" style:family="table-cell" style:parent-style-name="Default" style:data-style-name="N0">
      <style:table-cell-properties fo:background-color="#ffc000"/>
      <style:map style:condition="is-true-formula(AND([.$E2]=[.$E1]; [.$H2]=[.$H1]))" style:apply-style-name="Neutral" style:base-cell-address="Sheet_2.A2"/>
    </style:style>
    <style:style style:name="ce19" style:family="table-cell" style:parent-style-name="Default">
      <style:map style:condition="is-true-formula(AND([.$E2]=[.$E1]; [.$H2]=[.$H1]))" style:apply-style-name="Neutral" style:base-cell-address="Sheet_2.A2"/>
    </style:style>
    <style:style style:name="ce20" style:family="table-cell" style:parent-style-name="Default" style:data-style-name="N0">
      <style:text-properties fo:font-weight="bold" style:font-weight-asian="bold" style:font-weight-complex="bold"/>
      <style:map style:condition="is-true-formula([.I1]=0)" style:apply-style-name="cf6" style:base-cell-address="Sheet_2.I1"/>
    </style:style>
    <style:style style:name="ce21" style:family="table-cell" style:parent-style-name="Default">
      <style:map style:condition="is-true-formula([.I1]=0)" style:apply-style-name="cf6" style:base-cell-address="Sheet_2.I1"/>
    </style:style>
    <style:style style:name="ce22" style:family="table-cell" style:parent-style-name="Default" style:data-style-name="N0">
      <style:table-cell-properties fo:background-color="#ffc000"/>
      <style:map style:condition="is-true-formula([.I1]=0)" style:apply-style-name="cf6" style:base-cell-address="Sheet_2.I1"/>
    </style:style>
    <style:style style:name="ce14" style:family="table-cell" style:parent-style-name="Default" style:data-style-name="N0">
      <style:table-cell-properties fo:background-color="#ffc000"/>
      <style:map style:condition="is-true-formula([.I1]=0)" style:apply-style-name="cf6" style:base-cell-address="Sheet_2.I1"/>
    </style:style>
    <style:style style:name="ce10" style:family="table-cell" style:parent-style-name="Default" style:data-style-name="N0">
      <style:table-cell-properties fo:background-color="#ffc000"/>
    </style:style>
    <style:style style:name="ce13" style:family="table-cell" style:parent-style-name="Default">
      <style:map style:condition="is-true-formula([.I1]=0)" style:apply-style-name="cf6" style:base-cell-address="Sheet_2.I1"/>
    </style:style>
  </office:automatic-styles>
  <office:body>
    <office:spreadsheet>
      <table:calculation-settings table:automatic-find-labels="false" table:use-regular-expressions="false"/>
      <table:table table:name="Sheet_1" table:style-name="ta1">
        <office:forms form:automatic-focus="false" form:apply-design-mode="false"/>
        <table:table-column table:style-name="co1" table:visibility="collapse" table:default-cell-style-name="ce4"/>
        <table:table-column table:style-name="co2" table:visibility="collapse" table:default-cell-style-name="ce4"/>
        <table:table-column table:style-name="co3" table:visibility="collapse" table:default-cell-style-name="ce4"/>
        <table:table-column table:style-name="co4" table:default-cell-style-name="ce4"/>
        <table:table-column table:style-name="co2" table:visibility="collapse" table:default-cell-style-name="ce4"/>
        <table:table-column table:style-name="co5" table:visibility="collapse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2" table:visibility="collapse" table:default-cell-style-name="ce4"/>
        <table:table-column table:style-name="co9" table:default-cell-style-name="ce4"/>
        <table:table-column table:style-name="co2" table:visibility="collapse" table:number-columns-repeated="2" table:default-cell-style-name="ce1"/>
        <table:table-column table:style-name="co10" table:visibility="collapse" table:default-cell-style-name="ce1"/>
        <table:table-column table:style-name="co2" table:visibility="collapse" table:number-columns-repeated="4" table:default-cell-style-name="ce1"/>
        <table:table-column table:style-name="co2" table:number-columns-repeated="1004" table:default-cell-style-name="ce1"/>
        <table:table-column table:style-name="co11" table:default-cell-style-name="ce1"/>
        <table:table-row table:style-name="ro1"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external_i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winery_name</text:p>
          </table:table-cell>
          <table:table-cell table:style-name="ce2" office:value-type="string" calcext:value-type="string">
            <text:p>info</text:p>
          </table:table-cell>
          <table:table-cell table:style-name="ce2" office:value-type="string" calcext:value-type="string">
            <text:p>size</text:p>
          </table:table-cell>
          <table:table-cell table:style-name="ce5" office:value-type="string" calcext:value-type="string">
            <text:p>vintage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purchase_price</text:p>
          </table:table-cell>
          <table:table-cell table:style-name="ce5" office:value-type="string" calcext:value-type="string">
            <text:p>quantity</text:p>
          </table:table-cell>
          <table:table-cell table:style-name="ce2" office:value-type="string" calcext:value-type="string">
            <text:p>storage_area</text:p>
          </table:table-cell>
          <table:table-cell table:style-name="ce2" office:value-type="string" calcext:value-type="string">
            <text:p>internal_notes</text:p>
          </table:table-cell>
          <table:table-cell table:style-name="ce2" office:value-type="string" calcext:value-type="string">
            <text:p>matched_id</text:p>
          </table:table-cell>
          <table:table-cell table:style-name="ce2" office:value-type="string" calcext:value-type="string">
            <text:p>matched_type</text:p>
          </table:table-cell>
          <table:table-cell table:style-name="ce2" office:value-type="string" calcext:value-type="string">
            <text:p>matched_name</text:p>
          </table:table-cell>
          <table:table-cell table:style-name="ce2" office:value-type="string" calcext:value-type="string">
            <text:p>matched_winery_name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notizen</text:p>
          </table:table-cell>
          <table:table-cell table:style-name="ce2"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omaine Févre - Chablis Premiére Cru Vauloran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ine_01h4pmmh36w3c0fbx3syphgq7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Vaulorent</text:p>
          </table:table-cell>
          <table:table-cell office:value-type="string" calcext:value-type="string">
            <text:p>Domaine William Fèvre</text:p>
          </table:table-cell>
          <table:table-cell office:value-type="float" office:value="39.557976" calcext:value-type="float">
            <text:p>39,557976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erseult Les Clous Villages Bouchard Pére et Fil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ine_01gzr4ksxcbz5yyn79mp6j5wr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 Les Clous</text:p>
          </table:table-cell>
          <table:table-cell office:value-type="string" calcext:value-type="string">
            <text:p>Bouchard Père &amp; Fils</text:p>
          </table:table-cell>
          <table:table-cell office:value-type="float" office:value="41.611816" calcext:value-type="float">
            <text:p>41,61181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maine de la Solitude Chateauneuf du Pap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ine_01h0my5rn5ksh8fncpxmkxbsk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Vallons de la Solitude Châteauneuf-du-Pape</text:p>
          </table:table-cell>
          <table:table-cell office:value-type="string" calcext:value-type="string">
            <text:p>Domaine de la Solitude - Famille Lancon</text:p>
          </table:table-cell>
          <table:table-cell office:value-type="float" office:value="43.43712" calcext:value-type="float">
            <text:p>43,43712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hateau la Confession Saint Emilion Grand Cr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ine_01gzr4kt1pe0rzy8eg0hagymx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int-Émilion Grand Cru</text:p>
          </table:table-cell>
          <table:table-cell office:value-type="string" calcext:value-type="string">
            <text:p>Château La Confession</text:p>
          </table:table-cell>
          <table:table-cell office:value-type="float" office:value="48.392826" calcext:value-type="float">
            <text:p>48,39282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osne Romaneé – Domaine de Pedrix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ine_01h0qzm1avphghcty0xcgezr3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sne-Romanée</text:p>
          </table:table-cell>
          <table:table-cell office:value-type="string" calcext:value-type="string">
            <text:p>Domaine des Perdrix</text:p>
          </table:table-cell>
          <table:table-cell office:value-type="float" office:value="35.664288" calcext:value-type="float">
            <text:p>35,66428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ordeaux Rouge Supérieur AOP – Château Croix-Mout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ine_01h0my5sa91z083za2w3db882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rdeaux Supérieur</text:p>
          </table:table-cell>
          <table:table-cell office:value-type="string" calcext:value-type="string">
            <text:p>Château Croix Mouton</text:p>
          </table:table-cell>
          <table:table-cell office:value-type="float" office:value="44.82544" calcext:value-type="float">
            <text:p>44,82544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hateau Ormes De Pez saint esteph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ine_01gzr4kt6skgayzky81ms52az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int-Estèphe</text:p>
          </table:table-cell>
          <table:table-cell office:value-type="string" calcext:value-type="string">
            <text:p>Château Ormes de Pez</text:p>
          </table:table-cell>
          <table:table-cell office:value-type="float" office:value="50.292034" calcext:value-type="float">
            <text:p>50,292034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roplong Mondot <text:s/>1er Grand Cru Classe <text:s/>saint emili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ine_01gzr4ktnz7gd45kbwmcyzsf1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dot Saint-Émilion Grand Cru</text:p>
          </table:table-cell>
          <table:table-cell office:value-type="string" calcext:value-type="string">
            <text:p>Château Troplong Mondot</text:p>
          </table:table-cell>
          <table:table-cell office:value-type="float" office:value="57.209667" calcext:value-type="float">
            <text:p>57,20966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hâteau Brane-Cantenac Margaux (Grand Cru Classé) 2011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1" calcext:value-type="float">
            <text:p>201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ine_01gzr4ksd3nvjqp3f6f4hft91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gaux (Grand Cru Classé)</text:p>
          </table:table-cell>
          <table:table-cell office:value-type="string" calcext:value-type="string">
            <text:p>Château Brane-Cantenac</text:p>
          </table:table-cell>
          <table:table-cell office:value-type="float" office:value="56.306816" calcext:value-type="float">
            <text:p>56,30681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CARMINA „LOGGIA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/>
          <table:table-cell table:style-name="ce6" office:value-type="float" office:value="22" calcext:value-type="float">
            <text:p>2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h0my5vpmaek2kxvp6gc1bph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oggia Carmina Prosecco</text:p>
          </table:table-cell>
          <table:table-cell office:value-type="string" calcext:value-type="string">
            <text:p>Carmina</text:p>
          </table:table-cell>
          <table:table-cell office:value-type="float" office:value="45.503532" calcext:value-type="float">
            <text:p>45,503532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ekt Castel Monreale Rosé Rametz Südtiro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qsxmwcgnpj5rkht6k52xf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astel Monreale Brut Rosé</text:p>
          </table:table-cell>
          <table:table-cell office:value-type="string" calcext:value-type="string">
            <text:p>Rametz</text:p>
          </table:table-cell>
          <table:table-cell office:value-type="float" office:value="45.83731" calcext:value-type="float">
            <text:p>45,8373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runda Rosé Sekt - Südtiro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wine_01h0my5rqpe521fsdwks0g3yf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osé</text:p>
          </table:table-cell>
          <table:table-cell office:value-type="string" calcext:value-type="string">
            <text:p>Arunda</text:p>
          </table:table-cell>
          <table:table-cell office:value-type="float" office:value="28.548937" calcext:value-type="float">
            <text:p>28,54893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üdtiroler Sekt Brut Riserva „36“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h0r2pq1mddt3an3mny3988d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serva 36 Brut</text:p>
          </table:table-cell>
          <table:table-cell office:value-type="string" calcext:value-type="string">
            <text:p>Kellerei Meran</text:p>
          </table:table-cell>
          <table:table-cell office:value-type="float" office:value="48.857716" calcext:value-type="float">
            <text:p>48,85771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üdtiroler Sekt Brut Riserva „36“ Kellerei Mer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h0r2pq1mddt3an3mny3988d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serva 36 Brut</text:p>
          </table:table-cell>
          <table:table-cell office:value-type="string" calcext:value-type="string">
            <text:p>Kellerei Meran</text:p>
          </table:table-cell>
          <table:table-cell office:value-type="float" office:value="48.857716" calcext:value-type="float">
            <text:p>48,85771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omitissa Pas Dosé Riserva - Südtiro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h0f3cmbts4w0cgbm09zbfrj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as Dosè Riserva</text:p>
          </table:table-cell>
          <table:table-cell office:value-type="string" calcext:value-type="string">
            <text:p>Comitissa</text:p>
          </table:table-cell>
          <table:table-cell office:value-type="float" office:value="45.439007" calcext:value-type="float">
            <text:p>45,43900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omitissa Pas Dosé Riserva - Südtiro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f3cmbts4w0cgbm09zbfrj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as Dosè Riserva</text:p>
          </table:table-cell>
          <table:table-cell office:value-type="string" calcext:value-type="string">
            <text:p>Comitissa</text:p>
          </table:table-cell>
          <table:table-cell office:value-type="float" office:value="45.439007" calcext:value-type="float">
            <text:p>45,43900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A‘ DEL BOSC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ccghc75cyecdekrc9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</text:p>
          </table:table-cell>
          <table:table-cell office:value-type="string" calcext:value-type="string">
            <text:p>Ca' del Bosco</text:p>
          </table:table-cell>
          <table:table-cell office:value-type="float" office:value="35.184395" calcext:value-type="float">
            <text:p>35,18439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A‘ DEL BO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gzr4ksccghc75cyecdekrc9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</text:p>
          </table:table-cell>
          <table:table-cell office:value-type="string" calcext:value-type="string">
            <text:p>Ca' del Bosco</text:p>
          </table:table-cell>
          <table:table-cell office:value-type="float" office:value="35.184395" calcext:value-type="float">
            <text:p>35,18439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uinart Bru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d4k2zha41rc9c9bb6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(R de Ruinart) Champagne</text:p>
          </table:table-cell>
          <table:table-cell office:value-type="string" calcext:value-type="string">
            <text:p>Ruinart</text:p>
          </table:table-cell>
          <table:table-cell office:value-type="float" office:value="40.097427" calcext:value-type="float">
            <text:p>40,09742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uinart Brut Rose’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ine_01h4pmmfdrsyc3d30fzdm74bn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Dom Ruinart Rosé Brut Champagne</text:p>
          </table:table-cell>
          <table:table-cell office:value-type="string" calcext:value-type="string">
            <text:p>Ruinart</text:p>
          </table:table-cell>
          <table:table-cell office:value-type="float" office:value="42.64077" calcext:value-type="float">
            <text:p>42,6407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R Dom Perignon VINTAG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sd1q5hvwrcr5dxtbze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intage Brut Champagne</text:p>
          </table:table-cell>
          <table:table-cell office:value-type="string" calcext:value-type="string">
            <text:p>Dom Pérignon</text:p>
          </table:table-cell>
          <table:table-cell office:value-type="float" office:value="44.29235" calcext:value-type="float">
            <text:p>44,2923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DE VENOGE Princes De Blanc de Blan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4pmmfe7qzp7rr0tzg52d4z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inces Blanc de Blancs Champagne</text:p>
          </table:table-cell>
          <table:table-cell office:value-type="string" calcext:value-type="string">
            <text:p>De Venoge</text:p>
          </table:table-cell>
          <table:table-cell office:value-type="float" office:value="62.11169" calcext:value-type="float">
            <text:p>62,11169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DE VENOGE Princes Ros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avwee2nsjwd6d805a7zcyk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inces Rosé Champagne</text:p>
          </table:table-cell>
          <table:table-cell office:value-type="string" calcext:value-type="string">
            <text:p>De Venoge</text:p>
          </table:table-cell>
          <table:table-cell office:value-type="float" office:value="41.829437" calcext:value-type="float">
            <text:p>41,82943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DE VENOGE Princes Blanc de Noir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4pmmfe7qzp7rr0tzg52d4z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inces Blanc de Blancs Champagne</text:p>
          </table:table-cell>
          <table:table-cell office:value-type="string" calcext:value-type="string">
            <text:p>De Venoge</text:p>
          </table:table-cell>
          <table:table-cell office:value-type="float" office:value="50.170937" calcext:value-type="float">
            <text:p>50,17093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erlot Rosé Meris St. Paul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mtmbwdx4fxs7bp0bx6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eris Merlot Rosè</text:p>
          </table:table-cell>
          <table:table-cell office:value-type="string" calcext:value-type="string">
            <text:p>Kellerei St. Pauls</text:p>
          </table:table-cell>
          <table:table-cell office:value-type="float" office:value="33.807724" calcext:value-type="float">
            <text:p>33,807724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grein Rose` - Pfannenstielhof</text:p>
          </table:table-cell>
          <table:table-cell/>
          <table:table-cell office:value-type="string" calcext:value-type="string">
            <text:p>Sieger beim Autochtona Award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hcw4dfxbzjkjwn1237yr18z6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grein Rosé</text:p>
          </table:table-cell>
          <table:table-cell office:value-type="string" calcext:value-type="string">
            <text:p>Pfannenstielhof</text:p>
          </table:table-cell>
          <table:table-cell office:value-type="float" office:value="41.665802" calcext:value-type="float">
            <text:p>41,665802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„ROTE ROSE“ KELLEREI NALS MARGREID Halbtrock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pdzb94jpm7t501wmka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te Rose</text:p>
          </table:table-cell>
          <table:table-cell office:value-type="string" calcext:value-type="string">
            <text:p>Nals Margreid</text:p>
          </table:table-cell>
          <table:table-cell office:value-type="float" office:value="48.1603" calcext:value-type="float">
            <text:p>48,1603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Classico Bio Pieropan Vene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wine_01gzr4ksj4ahty016zbqf90ze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Classico</text:p>
          </table:table-cell>
          <table:table-cell office:value-type="string" calcext:value-type="string">
            <text:p>Pieropan</text:p>
          </table:table-cell>
          <table:table-cell office:value-type="float" office:value="40.617275" calcext:value-type="float">
            <text:p>40,61727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 - CA DEI FRATI Lombarda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ine_01gzr4ksd21816c7pdatn9v5f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 Frati Lugana</text:p>
          </table:table-cell>
          <table:table-cell office:value-type="string" calcext:value-type="string">
            <text:p>Cà dei Frati</text:p>
          </table:table-cell>
          <table:table-cell office:value-type="float" office:value="47.855896" calcext:value-type="float">
            <text:p>47,85589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OSSJ BASS - GAJA PIEMON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pp0wnh0289kv106za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ssj-Bass Langhe</text:p>
          </table:table-cell>
          <table:table-cell office:value-type="string" calcext:value-type="string">
            <text:p>Gaja</text:p>
          </table:table-cell>
          <table:table-cell office:value-type="float" office:value="34.624954" calcext:value-type="float">
            <text:p>34,624954</text:p>
          </table:table-cell>
          <table:table-cell office:value-type="string" calcext:value-type="string">
            <text:p>11 x 2021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CHARDONNAY ROSSJ BASS - GAJA PIEMON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wine_01gzr4kspp0wnh0289kv106za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ssj-Bass Langhe</text:p>
          </table:table-cell>
          <table:table-cell office:value-type="string" calcext:value-type="string">
            <text:p>Gaja</text:p>
          </table:table-cell>
          <table:table-cell office:value-type="float" office:value="34.624954" calcext:value-type="float">
            <text:p>34,624954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TERLE - EBERLE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ddpchz37phhyxhrgt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terle</text:p>
          </table:table-cell>
          <table:table-cell office:value-type="string" calcext:value-type="string">
            <text:p>Eberlehof</text:p>
          </table:table-cell>
          <table:table-cell office:value-type="float" office:value="48.096443" calcext:value-type="float">
            <text:p>48,096443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- KELLEREI EISACKT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my5rkhs04rxp1dg440685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34.204556" calcext:value-type="float">
            <text:p>34,20455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- EB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sq472jxv8ss0d30tn6ess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</text:p>
          </table:table-cell>
          <table:table-cell office:value-type="string" calcext:value-type="string">
            <text:p>Ebner-Ebenauer</text:p>
          </table:table-cell>
          <table:table-cell office:value-type="float" office:value="33.370377" calcext:value-type="float">
            <text:p>33,37037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- Kellerei Gi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h0qzm1pm821k2czmn9xt9zs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Girlan</text:p>
          </table:table-cell>
          <table:table-cell office:value-type="float" office:value="32.80421" calcext:value-type="float">
            <text:p>32,80421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“Punggl” Kellerei Nals Margreid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ine_01gzr4kspd0bp2fctnk2bf86e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nggl Pinot Grigio</text:p>
          </table:table-cell>
          <table:table-cell office:value-type="string" calcext:value-type="string">
            <text:p>Nals Margreid</text:p>
          </table:table-cell>
          <table:table-cell office:value-type="float" office:value="58.922432" calcext:value-type="float">
            <text:p>58,922432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UNTEREBNER - Kellerei TRAM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ine_01h0sq47xg5g76922shspm60e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nterebner Pinot Grigio</text:p>
          </table:table-cell>
          <table:table-cell office:value-type="string" calcext:value-type="string">
            <text:p>Tramin</text:p>
          </table:table-cell>
          <table:table-cell office:value-type="float" office:value="45.202538" calcext:value-type="float">
            <text:p>45,20253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. Vorberg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Terlan (Terlano)</text:p>
          </table:table-cell>
          <table:table-cell office:value-type="float" office:value="46.11953" calcext:value-type="float">
            <text:p>46,11953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“Sirmian” Kellerei Nals Margreid</text:p>
          </table:table-cell>
          <table:table-cell/>
          <table:table-cell office:value-type="string" calcext:value-type="string">
            <text:p>Gambero Rosso 3 Bicchieri, James Suckling 95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wine_01gzr4kspdtf36964px55qxy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irmian Pinot Bianco</text:p>
          </table:table-cell>
          <table:table-cell office:value-type="string" calcext:value-type="string">
            <text:p>Nals Margreid</text:p>
          </table:table-cell>
          <table:table-cell office:value-type="float" office:value="48.194134" calcext:value-type="float">
            <text:p>48,194134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„Tecum“ Weingut Castelfeder nur Magnum 1,50 l -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qsxmwg9rwheq6gt9kqzdh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cum Pinot Bianco</text:p>
          </table:table-cell>
          <table:table-cell office:value-type="string" calcext:value-type="string">
            <text:p>Castelfeder</text:p>
          </table:table-cell>
          <table:table-cell office:value-type="float" office:value="36.70165" calcext:value-type="float">
            <text:p>36,7016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„PRAEPOSITUS“ - NEUSTIFT</text:p>
          </table:table-cell>
          <table:table-cell/>
          <table:table-cell office:value-type="string" calcext:value-type="string">
            <text:p>Gambero Rosso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h0my5rbq4tyhyes4vcm6w3c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aepositus Sylvaner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2.457306" calcext:value-type="float">
            <text:p>32,45730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„Geieregg“ Weingut Himmelrei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wine_01h0qzm1varmm99zfg3da00wn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ieregg Riesling</text:p>
          </table:table-cell>
          <table:table-cell office:value-type="string" calcext:value-type="string">
            <text:p>Himmelreich-Hof</text:p>
          </table:table-cell>
          <table:table-cell office:value-type="float" office:value="37.975166" calcext:value-type="float">
            <text:p>37,97516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„PRAEPOSITUS“ - KLOSTER NEUSTIFT</text:p>
          </table:table-cell>
          <table:table-cell/>
          <table:table-cell office:value-type="string" calcext:value-type="string">
            <text:p>Wine Hunter Award Platinum &amp; Gold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my5rbqpkdt1kxf4qvpa0e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aepositus Kerner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2.804077" calcext:value-type="float">
            <text:p>32,80407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„Magred“ Kellerei Nals Margreid</text:p>
          </table:table-cell>
          <table:table-cell/>
          <table:table-cell office:value-type="string" calcext:value-type="string">
            <text:p>James Suckling 92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pdz7npg54r64bbttk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gred Chardonnay</text:p>
          </table:table-cell>
          <table:table-cell office:value-type="string" calcext:value-type="string">
            <text:p>Nals Margreid</text:p>
          </table:table-cell>
          <table:table-cell office:value-type="float" office:value="64.4836" calcext:value-type="float">
            <text:p>64,483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„Bioland“ Riedingerhof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hcw4dg7645shfpc7k0p9fhv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Riedingerhof</text:p>
          </table:table-cell>
          <table:table-cell office:value-type="float" office:value="35.13333" calcext:value-type="float">
            <text:p>35,13333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„KREUTH“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n58b7921b25az154d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Kreuth</text:p>
          </table:table-cell>
          <table:table-cell office:value-type="string" calcext:value-type="string">
            <text:p>Terlan (Terlano)</text:p>
          </table:table-cell>
          <table:table-cell office:value-type="float" office:value="51.752426" calcext:value-type="float">
            <text:p>51,75242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„Baron Salvadori“ Kellerei Nals Margreid</text:p>
          </table:table-cell>
          <table:table-cell/>
          <table:table-cell office:value-type="string" calcext:value-type="string">
            <text:p>James Suckling 95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pd7wgwjpn9sr6pybc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ron Salvadori Chardonnay Riserva</text:p>
          </table:table-cell>
          <table:table-cell office:value-type="string" calcext:value-type="string">
            <text:p>Nals Margreid</text:p>
          </table:table-cell>
          <table:table-cell office:value-type="float" office:value="60.039192" calcext:value-type="float">
            <text:p>60,039192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„Troy“ Kellerei Tram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h0sq47xg5dqfvxezrrmbb28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oy Reserva Chardonnay</text:p>
          </table:table-cell>
          <table:table-cell office:value-type="string" calcext:value-type="string">
            <text:p>Tramin</text:p>
          </table:table-cell>
          <table:table-cell office:value-type="float" office:value="35.437332" calcext:value-type="float">
            <text:p>35,437332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“Myra” Ansitz Waldgrie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my5rjsm3nxqjhebp455yp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Ansitz Waldgries</text:p>
          </table:table-cell>
          <table:table-cell office:value-type="float" office:value="54.90472" calcext:value-type="float">
            <text:p>54,90472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„MANTELE“ KELLEREI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pdwvzvssy1bgtbbag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tele Sauvignon</text:p>
          </table:table-cell>
          <table:table-cell office:value-type="string" calcext:value-type="string">
            <text:p>Nals Margreid</text:p>
          </table:table-cell>
          <table:table-cell office:value-type="float" office:value="53.250618" calcext:value-type="float">
            <text:p>53,250618</text:p>
          </table:table-cell>
          <table:table-cell office:value-type="string" calcext:value-type="string">
            <text:p>6 x 2021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„MANTELE“ KELLEREI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pdwvzvssy1bgtbbag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tele Sauvignon</text:p>
          </table:table-cell>
          <table:table-cell office:value-type="string" calcext:value-type="string">
            <text:p>Nals Margreid</text:p>
          </table:table-cell>
          <table:table-cell office:value-type="float" office:value="53.250618" calcext:value-type="float">
            <text:p>53,25061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“Lafoa” Kellerei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fóa Sauvignon</text:p>
          </table:table-cell>
          <table:table-cell office:value-type="string" calcext:value-type="string">
            <text:p>Colterenzio (Schreckbichl)</text:p>
          </table:table-cell>
          <table:table-cell office:value-type="float" office:value="33.937553" calcext:value-type="float">
            <text:p>33,937553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“QUARZ”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arz Sauvignon</text:p>
          </table:table-cell>
          <table:table-cell office:value-type="string" calcext:value-type="string">
            <text:p>Terlan (Terlano)</text:p>
          </table:table-cell>
          <table:table-cell office:value-type="float" office:value="51.522858" calcext:value-type="float">
            <text:p>51,522858</text:p>
          </table:table-cell>
          <table:table-cell office:value-type="string" calcext:value-type="string">
            <text:p>8 x 202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“QUARZ”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arz Sauvignon</text:p>
          </table:table-cell>
          <table:table-cell office:value-type="string" calcext:value-type="string">
            <text:p>Terlan (Terlano)</text:p>
          </table:table-cell>
          <table:table-cell office:value-type="float" office:value="51.522858" calcext:value-type="float">
            <text:p>51,52285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“QUARZ” Kellerei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arz Sauvignon</text:p>
          </table:table-cell>
          <table:table-cell office:value-type="string" calcext:value-type="string">
            <text:p>Terlan (Terlano)</text:p>
          </table:table-cell>
          <table:table-cell office:value-type="float" office:value="51.522858" calcext:value-type="float">
            <text:p>51,522858</text:p>
          </table:table-cell>
          <table:table-cell office:value-type="string" calcext:value-type="string">
            <text:p>1 x 2021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“QUARZ” Kellerei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arz Sauvignon</text:p>
          </table:table-cell>
          <table:table-cell office:value-type="string" calcext:value-type="string">
            <text:p>Terlan (Terlano)</text:p>
          </table:table-cell>
          <table:table-cell office:value-type="float" office:value="51.522858" calcext:value-type="float">
            <text:p>51,52285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“QUARZ” Kellerei Terlan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arz Sauvignon</text:p>
          </table:table-cell>
          <table:table-cell office:value-type="string" calcext:value-type="string">
            <text:p>Terlan (Terlano)</text:p>
          </table:table-cell>
          <table:table-cell office:value-type="float" office:value="51.522858" calcext:value-type="float">
            <text:p>51,52285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“SELIDA” KELLEREI TRAM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h0sq47xgbgzxzhnp2khrrww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lida Gewürztraminer</text:p>
          </table:table-cell>
          <table:table-cell office:value-type="string" calcext:value-type="string">
            <text:p>Tramin</text:p>
          </table:table-cell>
          <table:table-cell office:value-type="float" office:value="41.08855" calcext:value-type="float">
            <text:p>41,0885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“CONCERTO”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t16r3bs9rtscwvae7k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ncerto Grosso Gewürztraminer</text:p>
          </table:table-cell>
          <table:table-cell office:value-type="string" calcext:value-type="string">
            <text:p>Elena Walch</text:p>
          </table:table-cell>
          <table:table-cell office:value-type="float" office:value="50.288765" calcext:value-type="float">
            <text:p>50,28876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“Nussbaumer” Kellerei Tram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ine_01h0sq47xgwvqvqhjhsn8v8t7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ussbaumer Gewürztraminer</text:p>
          </table:table-cell>
          <table:table-cell office:value-type="string" calcext:value-type="string">
            <text:p>Tramin</text:p>
          </table:table-cell>
          <table:table-cell office:value-type="float" office:value="42.89746" calcext:value-type="float">
            <text:p>42,8974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Klassich Cuvee -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n50zrsanx71j9ts3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Terlaner (Classico)</text:p>
          </table:table-cell>
          <table:table-cell office:value-type="string" calcext:value-type="string">
            <text:p>Terlan (Terlano)</text:p>
          </table:table-cell>
          <table:table-cell office:value-type="float" office:value="53.601616" calcext:value-type="float">
            <text:p>53,60161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„Giovo“ Cuvee Bergkellerei Passe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h0sq494wbjx6m6h8k0rc3zy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iovo</text:p>
          </table:table-cell>
          <table:table-cell office:value-type="string" calcext:value-type="string">
            <text:p>Bergkellerei Passeier</text:p>
          </table:table-cell>
          <table:table-cell office:value-type="float" office:value="60.461937" calcext:value-type="float">
            <text:p>60,46193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“Nova Domus” Riserva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serva Nova Domus Terlaner</text:p>
          </table:table-cell>
          <table:table-cell office:value-type="string" calcext:value-type="string">
            <text:p>Terlan (Terlano)</text:p>
          </table:table-cell>
          <table:table-cell office:value-type="float" office:value="56.6123" calcext:value-type="float">
            <text:p>56,6123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„Dolomytos“ Weisswein Cuvee Weingut Dolomytos</text:p>
          </table:table-cell>
          <table:table-cell/>
          <table:table-cell office:value-type="string" calcext:value-type="string">
            <text:p>Cuvee aus Südtiroler und Griechischen Rebsorten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h0my5rjsy280zdn8ek2ebhz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lomytos Weißwein</text:p>
          </table:table-cell>
          <table:table-cell office:value-type="string" calcext:value-type="string">
            <text:p>Ansitz Dolomytos</text:p>
          </table:table-cell>
          <table:table-cell office:value-type="float" office:value="82.78138" calcext:value-type="float">
            <text:p>82,7813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“Beyond The Clouds” Cuvee Weingut Elena Walch</text:p>
          </table:table-cell>
          <table:table-cell/>
          <table:table-cell office:value-type="string" calcext:value-type="string">
            <text:p>GamberoRosso . Veronelli . Bibenda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t16x7xf11p195ys5y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eyond the Clouds</text:p>
          </table:table-cell>
          <table:table-cell office:value-type="string" calcext:value-type="string">
            <text:p>Elena Walch</text:p>
          </table:table-cell>
          <table:table-cell office:value-type="float" office:value="57.006565" calcext:value-type="float">
            <text:p>57,00656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„LR“ Cuvee Kellerei Schreckbichl</text:p>
          </table:table-cell>
          <table:table-cell/>
          <table:table-cell office:value-type="string" calcext:value-type="string">
            <text:p>Falstaff : 95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t492fr5ca6kj4bcg3q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Colterenzio (Schreckbichl)</text:p>
          </table:table-cell>
          <table:table-cell office:value-type="float" office:value="34.598526" calcext:value-type="float">
            <text:p>34,59852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„Nama“ Cuvee Kellerei Nals Margreid</text:p>
          </table:table-cell>
          <table:table-cell/>
          <table:table-cell office:value-type="string" calcext:value-type="string">
            <text:p>Robert Parker 96 Punkte, James Suckling 97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j337pq3rg2ys5snjq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ama</text:p>
          </table:table-cell>
          <table:table-cell office:value-type="string" calcext:value-type="string">
            <text:p>Nals Margreid</text:p>
          </table:table-cell>
          <table:table-cell office:value-type="float" office:value="48.86843" calcext:value-type="float">
            <text:p>48,86843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„Appius“ Cuvee Kellerei St. Michael - Eppan</text:p>
          </table:table-cell>
          <table:table-cell/>
          <table:table-cell office:value-type="string" calcext:value-type="string">
            <text:p>Robert Parker 95+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49.299347" calcext:value-type="float">
            <text:p>49,29934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„SCHICKENBURG“ -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r2pq1mqv62ngwhn5zcqt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f von Meran Schickenburg</text:p>
          </table:table-cell>
          <table:table-cell office:value-type="string" calcext:value-type="string">
            <text:p>Kellerei Meran</text:p>
          </table:table-cell>
          <table:table-cell office:value-type="float" office:value="50.688896" calcext:value-type="float">
            <text:p>50,68889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MAGDALENER CLASSICO - KELLEREI WALDGRIES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wine_01gzr4ksmxmrh60e659pcec82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Magdalener Classico</text:p>
          </table:table-cell>
          <table:table-cell office:value-type="string" calcext:value-type="string">
            <text:p>Ansitz Waldgries</text:p>
          </table:table-cell>
          <table:table-cell office:value-type="float" office:value="40.762783" calcext:value-type="float">
            <text:p>40,762783</text:p>
          </table:table-cell>
          <table:table-cell office:value-type="string" calcext:value-type="string">
            <text:p>4 x 2023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MAGDALENER CLASSICO - KELLEREI WALDGRIES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3" calcext:value-type="float">
            <text:p>202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mxmrh60e659pcec82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Magdalener Classico</text:p>
          </table:table-cell>
          <table:table-cell office:value-type="string" calcext:value-type="string">
            <text:p>Ansitz Waldgries</text:p>
          </table:table-cell>
          <table:table-cell office:value-type="float" office:value="40.762783" calcext:value-type="float">
            <text:p>40,762783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ersee „Bischofsleiten“ Castel Sallegg</text:p>
          </table:table-cell>
          <table:table-cell/>
          <table:table-cell office:value-type="string" calcext:value-type="string">
            <text:p>Gambero Rosso 3 bicchieri, VERNATSCH-CUP: Vernatsch des Jahres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gzr4ksr1xeqa7qjghh7edfz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ischofsleiten</text:p>
          </table:table-cell>
          <table:table-cell office:value-type="string" calcext:value-type="string">
            <text:p>Castel Sallegg</text:p>
          </table:table-cell>
          <table:table-cell office:value-type="float" office:value="52.2974" calcext:value-type="float">
            <text:p>52,2974</text:p>
          </table:table-cell>
          <table:table-cell office:value-type="string" calcext:value-type="string">
            <text:p>6 x 2022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alterersee „Bischofsleiten“ Castel Sallegg</text:p>
          </table:table-cell>
          <table:table-cell/>
          <table:table-cell office:value-type="string" calcext:value-type="string">
            <text:p>Gambero Rosso 3 bicchieri, VERNATSCH-CUP: Vernatsch des Jahres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r1xeqa7qjghh7edfz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ischofsleiten</text:p>
          </table:table-cell>
          <table:table-cell office:value-type="string" calcext:value-type="string">
            <text:p>Castel Sallegg</text:p>
          </table:table-cell>
          <table:table-cell office:value-type="float" office:value="52.2974" calcext:value-type="float">
            <text:p>52,2974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„Gschleier“ Alte Reben Kellerei Girlan</text:p>
          </table:table-cell>
          <table:table-cell/>
          <table:table-cell office:value-type="string" calcext:value-type="string">
            <text:p>FALSTAFF : 93 Pkt., VERNATSCH-CUP: Vernatsch des Jahres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b4rjgxsqh9zf0h82pxms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schleier Vernatsch Alte Reben</text:p>
          </table:table-cell>
          <table:table-cell office:value-type="string" calcext:value-type="string">
            <text:p>Girlan</text:p>
          </table:table-cell>
          <table:table-cell office:value-type="float" office:value="55.21714" calcext:value-type="float">
            <text:p>55,21714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. Anrar Andri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h0my5rhs4297dbhyg8ngnv6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rar Pinot Noir</text:p>
          </table:table-cell>
          <table:table-cell office:value-type="string" calcext:value-type="string">
            <text:p>Andrian</text:p>
          </table:table-cell>
          <table:table-cell office:value-type="float" office:value="34.247448" calcext:value-type="float">
            <text:p>34,24744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. Baltasius schloss engla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hawwcz6g9k7q7t7t06j26tp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ltasius Pinot Noir Riserva</text:p>
          </table:table-cell>
          <table:table-cell office:value-type="string" calcext:value-type="string">
            <text:p>Schloss Englar</text:p>
          </table:table-cell>
          <table:table-cell office:value-type="float" office:value="49.043873" calcext:value-type="float">
            <text:p>49,043873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„VINSCHGAU“ -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h0r2pq1mme1g80nm4fwcj7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schgau Blauburgunder</text:p>
          </table:table-cell>
          <table:table-cell office:value-type="string" calcext:value-type="string">
            <text:p>Kellerei Meran</text:p>
          </table:table-cell>
          <table:table-cell office:value-type="float" office:value="54.830456" calcext:value-type="float">
            <text:p>54,83045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„MONTICOL“ -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gzr4ksn5agw365140he6yvs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Monticol</text:p>
          </table:table-cell>
          <table:table-cell office:value-type="string" calcext:value-type="string">
            <text:p>Terlan (Terlano)</text:p>
          </table:table-cell>
          <table:table-cell office:value-type="float" office:value="51.307217" calcext:value-type="float">
            <text:p>51,307217</text:p>
          </table:table-cell>
          <table:table-cell office:value-type="string" calcext:value-type="string">
            <text:p>6 x 202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„MONTICOL“ -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n5agw365140he6yvs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Monticol</text:p>
          </table:table-cell>
          <table:table-cell office:value-type="string" calcext:value-type="string">
            <text:p>Terlan (Terlano)</text:p>
          </table:table-cell>
          <table:table-cell office:value-type="float" office:value="51.307217" calcext:value-type="float">
            <text:p>51,30721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air Aton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t16rbg23ev9fdyw7ar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ton Pinot Noir Riserva</text:p>
          </table:table-cell>
          <table:table-cell office:value-type="string" calcext:value-type="string">
            <text:p>Elena Walch</text:p>
          </table:table-cell>
          <table:table-cell office:value-type="float" office:value="51.980625" calcext:value-type="float">
            <text:p>51,98062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Mason di mason manincor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k78jz57rmx7y4yqhq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son di Mason</text:p>
          </table:table-cell>
          <table:table-cell office:value-type="string" calcext:value-type="string">
            <text:p>Manincor</text:p>
          </table:table-cell>
          <table:table-cell office:value-type="float" office:value="48.061855" calcext:value-type="float">
            <text:p>48,06185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„Trattmann“ Kellerei Girlan</text:p>
          </table:table-cell>
          <table:table-cell/>
          <table:table-cell office:value-type="string" calcext:value-type="string">
            <text:p>Gambero Rosso 3 bicchieri, Robert Parker 94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attmann Pinot Noir Riserva</text:p>
          </table:table-cell>
          <table:table-cell office:value-type="string" calcext:value-type="string">
            <text:p>Girlan</text:p>
          </table:table-cell>
          <table:table-cell office:value-type="float" office:value="44.360096" calcext:value-type="float">
            <text:p>44,36009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“Ludwig” Weingut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t163y4xhj4xhmpssq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dwig Pinot Nero</text:p>
          </table:table-cell>
          <table:table-cell office:value-type="string" calcext:value-type="string">
            <text:p>Elena Walch</text:p>
          </table:table-cell>
          <table:table-cell office:value-type="float" office:value="48.786385" calcext:value-type="float">
            <text:p>48,78638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“Renaissance” Gump 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ine_01hawwcz6ybdn4p3n24a180rw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naissance Pinot Noir Riserva</text:p>
          </table:table-cell>
          <table:table-cell office:value-type="string" calcext:value-type="string">
            <text:p>Markus Prackwieser Gump Hof</text:p>
          </table:table-cell>
          <table:table-cell office:value-type="float" office:value="43.276" calcext:value-type="float">
            <text:p>43,27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“Ponkler”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h0qzm1c5qb5cetv3jrpkk8p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ònkler</text:p>
          </table:table-cell>
          <table:table-cell office:value-type="string" calcext:value-type="string">
            <text:p>Franz Haas</text:p>
          </table:table-cell>
          <table:table-cell office:value-type="float" office:value="43.524548" calcext:value-type="float">
            <text:p>43,52454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„Curlan” Kellerei Girlan</text:p>
          </table:table-cell>
          <table:table-cell/>
          <table:table-cell office:value-type="string" calcext:value-type="string">
            <text:p>Robert Parker 93 Punkte Falstaff 95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qzm1pm7p3pekabgw88zac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rlan Pinot Noir Riserva</text:p>
          </table:table-cell>
          <table:table-cell office:value-type="string" calcext:value-type="string">
            <text:p>Girlan</text:p>
          </table:table-cell>
          <table:table-cell office:value-type="float" office:value="49.491077" calcext:value-type="float">
            <text:p>49,49107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“THE WINE COLLECTION” St. Michael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gzr4ksn5scs5qg8h77qnc1r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he Wine Collection Pinot Noir Riserva</text:p>
          </table:table-cell>
          <table:table-cell office:value-type="string" calcext:value-type="string">
            <text:p>St. Michael-Eppan</text:p>
          </table:table-cell>
          <table:table-cell office:value-type="float" office:value="47.689754" calcext:value-type="float">
            <text:p>47,689754</text:p>
          </table:table-cell>
          <table:table-cell office:value-type="string" calcext:value-type="string">
            <text:p>2 x 2018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“THE WINE COLLECTION” St. Michael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n5scs5qg8h77qnc1r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he Wine Collection Pinot Noir Riserva</text:p>
          </table:table-cell>
          <table:table-cell office:value-type="string" calcext:value-type="string">
            <text:p>St. Michael-Eppan</text:p>
          </table:table-cell>
          <table:table-cell office:value-type="float" office:value="47.689754" calcext:value-type="float">
            <text:p>47,689754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„Vigna Ganger“ Kellerei Girlan</text:p>
          </table:table-cell>
          <table:table-cell/>
          <table:table-cell office:value-type="string" calcext:value-type="string">
            <text:p>Robert Parker 95+ Punkte Falstaff 97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Ganger Pinot Noir Riserva</text:p>
          </table:table-cell>
          <table:table-cell office:value-type="string" calcext:value-type="string">
            <text:p>Girlan</text:p>
          </table:table-cell>
          <table:table-cell office:value-type="float" office:value="44.54304" calcext:value-type="float">
            <text:p>44,54304</text:p>
          </table:table-cell>
          <table:table-cell office:value-type="string" calcext:value-type="string">
            <text:p>3 x 2019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„Vigna Ganger“ Kellerei Girlan</text:p>
          </table:table-cell>
          <table:table-cell/>
          <table:table-cell office:value-type="string" calcext:value-type="string">
            <text:p>Robert Parker 95+ Punkte Falstaff 97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a Ganger Pinot Noir Riserva</text:p>
          </table:table-cell>
          <table:table-cell office:value-type="string" calcext:value-type="string">
            <text:p>Girlan</text:p>
          </table:table-cell>
          <table:table-cell office:value-type="float" office:value="44.54304" calcext:value-type="float">
            <text:p>44,54304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„Levad“ Kellerei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pdbqsw4vswax6agr8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vad Merlot</text:p>
          </table:table-cell>
          <table:table-cell office:value-type="string" calcext:value-type="string">
            <text:p>Nals Margreid</text:p>
          </table:table-cell>
          <table:table-cell office:value-type="float" office:value="56.82724" calcext:value-type="float">
            <text:p>56,82724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brenntal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h0qzm1v03g64rzcatxnbg9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enntal Merlot</text:p>
          </table:table-cell>
          <table:table-cell office:value-type="string" calcext:value-type="string">
            <text:p>Cantina Kurtatsch</text:p>
          </table:table-cell>
          <table:table-cell office:value-type="float" office:value="37.024437" calcext:value-type="float">
            <text:p>37,024437</text:p>
          </table:table-cell>
          <table:table-cell office:value-type="string" calcext:value-type="string">
            <text:p>6 x 2019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brenntal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h0qzm1v03g64rzcatxnbg9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enntal Merlot</text:p>
          </table:table-cell>
          <table:table-cell office:value-type="string" calcext:value-type="string">
            <text:p>Cantina Kurtatsch</text:p>
          </table:table-cell>
          <table:table-cell office:value-type="float" office:value="37.024437" calcext:value-type="float">
            <text:p>37,02443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Siebeneich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h0my5rkpg4py5d7tbkjynb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Cantina Bolzano / Kellerei Bozen</text:p>
          </table:table-cell>
          <table:table-cell office:value-type="float" office:value="40.18326" calcext:value-type="float">
            <text:p>40,1832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„Valpitan“ WEINGUT PFÖSTL Schen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havweezfgt6j22j4fnghqks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itan Merlot Riserva</text:p>
          </table:table-cell>
          <table:table-cell office:value-type="string" calcext:value-type="string">
            <text:p>Weingut Pfostl</text:p>
          </table:table-cell>
          <table:table-cell office:value-type="float" office:value="49.590443" calcext:value-type="float">
            <text:p>49,590443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„Gand“ Kellerei Andrian</text:p>
          </table:table-cell>
          <table:table-cell/>
          <table:table-cell office:value-type="string" calcext:value-type="string">
            <text:p>Robert Parker 93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h4pmmfh81000dkhjr5nycrc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Gant</text:p>
          </table:table-cell>
          <table:table-cell office:value-type="string" calcext:value-type="string">
            <text:p>Andrian</text:p>
          </table:table-cell>
          <table:table-cell office:value-type="float" office:value="28.599382" calcext:value-type="float">
            <text:p>28,599382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„Nussleiten“ Castel Sallegg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h0qsxmw60741s5xf8a7g1yv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ssleiten</text:p>
          </table:table-cell>
          <table:table-cell office:value-type="string" calcext:value-type="string">
            <text:p>Castel Sallegg</text:p>
          </table:table-cell>
          <table:table-cell office:value-type="float" office:value="53.01084" calcext:value-type="float">
            <text:p>53,01084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„KRESSFELD“ - WEINGUT KORNELL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wine_01havweezez7xbwrgwrh61zpa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ressfeld Merlot Riserva</text:p>
          </table:table-cell>
          <table:table-cell office:value-type="string" calcext:value-type="string">
            <text:p>Kornell</text:p>
          </table:table-cell>
          <table:table-cell office:value-type="float" office:value="46.051365" calcext:value-type="float">
            <text:p>46,05136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„KRESSFELD“ - WEINGUT KORNELL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MAGNUM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havweezez7xbwrgwrh61zpa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ressfeld Merlot Riserva</text:p>
          </table:table-cell>
          <table:table-cell office:value-type="string" calcext:value-type="string">
            <text:p>Kornell</text:p>
          </table:table-cell>
          <table:table-cell office:value-type="float" office:value="46.051365" calcext:value-type="float">
            <text:p>46,05136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„CAMPANER“ -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dg8terh0mgz2f03ee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mpaner Cabernet Sauvignon Riserva</text:p>
          </table:table-cell>
          <table:table-cell office:value-type="string" calcext:value-type="string">
            <text:p>Kaltern</text:p>
          </table:table-cell>
          <table:table-cell office:value-type="float" office:value="32.714386" calcext:value-type="float">
            <text:p>32,714386</text:p>
          </table:table-cell>
          <table:table-cell office:value-type="string" calcext:value-type="string">
            <text:p>6 x 202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„CAMPANER“ -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dg8terh0mgz2f03ee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mpaner Cabernet Sauvignon Riserva</text:p>
          </table:table-cell>
          <table:table-cell office:value-type="string" calcext:value-type="string">
            <text:p>Kaltern</text:p>
          </table:table-cell>
          <table:table-cell office:value-type="float" office:value="32.714386" calcext:value-type="float">
            <text:p>32,71438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„Lafot“ Kellerei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pdy9hn9s2498zg5a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fot Cabernet Riserva</text:p>
          </table:table-cell>
          <table:table-cell office:value-type="string" calcext:value-type="string">
            <text:p>Nals Margreid</text:p>
          </table:table-cell>
          <table:table-cell office:value-type="float" office:value="55.995956" calcext:value-type="float">
            <text:p>55,99595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„ISTRICE“ -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t16820wjbdg9fbdw0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Istrice</text:p>
          </table:table-cell>
          <table:table-cell office:value-type="string" calcext:value-type="string">
            <text:p>Elena Walch</text:p>
          </table:table-cell>
          <table:table-cell office:value-type="float" office:value="51.93538" calcext:value-type="float">
            <text:p>51,9353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„FREIENFELD“ KELLEREI KURTATSCH</text:p>
          </table:table-cell>
          <table:table-cell/>
          <table:table-cell office:value-type="string" calcext:value-type="string">
            <text:p>trebicchieri, Gambero Rosso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h0my5rjs8rshj1vbhpgcwdy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sitz Freienfeld Cabernet</text:p>
          </table:table-cell>
          <table:table-cell office:value-type="string" calcext:value-type="string">
            <text:p>Cantina Kurtatsch</text:p>
          </table:table-cell>
          <table:table-cell office:value-type="float" office:value="34.828575" calcext:value-type="float">
            <text:p>34,828575</text:p>
          </table:table-cell>
          <table:table-cell office:value-type="string" calcext:value-type="string">
            <text:p>2 x 202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„FREIENFELD“ KELLEREI KURTATSCH</text:p>
          </table:table-cell>
          <table:table-cell/>
          <table:table-cell office:value-type="string" calcext:value-type="string">
            <text:p>trebicchieri, Gambero Rosso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h0my5rjs8rshj1vbhpgcwdy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sitz Freienfeld Cabernet</text:p>
          </table:table-cell>
          <table:table-cell office:value-type="string" calcext:value-type="string">
            <text:p>Cantina Kurtatsch</text:p>
          </table:table-cell>
          <table:table-cell office:value-type="float" office:value="34.828575" calcext:value-type="float">
            <text:p>34,82857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„FREIENFELD“ KELLEREI KURTATSCH</text:p>
          </table:table-cell>
          <table:table-cell/>
          <table:table-cell office:value-type="string" calcext:value-type="string">
            <text:p>trebicchieri, Gambero Rosso</text:p>
          </table:table-cell>
          <table:table-cell office:value-type="string" calcext:value-type="string">
            <text:p>MAGNUM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my5rjs8rshj1vbhpgcwdy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sitz Freienfeld Cabernet</text:p>
          </table:table-cell>
          <table:table-cell office:value-type="string" calcext:value-type="string">
            <text:p>Cantina Kurtatsch</text:p>
          </table:table-cell>
          <table:table-cell office:value-type="float" office:value="34.828575" calcext:value-type="float">
            <text:p>34,82857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„TOREN“ TIEFENBRUN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h0sq47vfhs28y8xmmryes74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ren</text:p>
          </table:table-cell>
          <table:table-cell office:value-type="string" calcext:value-type="string">
            <text:p>Tiefenbrunner</text:p>
          </table:table-cell>
          <table:table-cell office:value-type="float" office:value="40.882755" calcext:value-type="float">
            <text:p>40,88275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GRIES VILLA SCHMID - SCHMID OBERRAUT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h0sq48b3jve2v3bhek4vafn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Gries Villa Schmid</text:p>
          </table:table-cell>
          <table:table-cell office:value-type="string" calcext:value-type="string">
            <text:p>Schmid Oberrautner</text:p>
          </table:table-cell>
          <table:table-cell office:value-type="float" office:value="96.266945" calcext:value-type="float">
            <text:p>96,26694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„Valpitan“ Weingut Pföstl Schen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h4pmmg365tt1bdgna30887r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itan Lagrein Riserva</text:p>
          </table:table-cell>
          <table:table-cell office:value-type="string" calcext:value-type="string">
            <text:p>Weingut Pfostl</text:p>
          </table:table-cell>
          <table:table-cell office:value-type="float" office:value="52.886665" calcext:value-type="float">
            <text:p>52,88666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„Mirell“ Ansitz Waldgries</text:p>
          </table:table-cell>
          <table:table-cell/>
          <table:table-cell office:value-type="string" calcext:value-type="string">
            <text:p>Gambero Rosso 3 bicchieri, Falstaff 93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ine_01h0my5rjsjmc5trft3fn3tf0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irell</text:p>
          </table:table-cell>
          <table:table-cell office:value-type="string" calcext:value-type="string">
            <text:p>Ansitz Waldgries</text:p>
          </table:table-cell>
          <table:table-cell office:value-type="float" office:value="57.666893" calcext:value-type="float">
            <text:p>57,666893</text:p>
          </table:table-cell>
          <table:table-cell table:number-columns-repeated="4"/>
          <table:table-cell table:style-name="ce16"/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„TABER“ KELLEREI BOZEN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Cantina Bolzano / Kellerei Bozen</text:p>
          </table:table-cell>
          <table:table-cell office:value-type="float" office:value="46.200737" calcext:value-type="float">
            <text:p>46,200737</text:p>
          </table:table-cell>
          <table:table-cell office:value-type="string" calcext:value-type="string">
            <text:p>6 x 2021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„TABER“ KELLEREI BOZEN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Cantina Bolzano / Kellerei Bozen</text:p>
          </table:table-cell>
          <table:table-cell office:value-type="float" office:value="46.200737" calcext:value-type="float">
            <text:p>46,20073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„TABER“ KELLEREI BOZEN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MAGNUM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Cantina Bolzano / Kellerei Bozen</text:p>
          </table:table-cell>
          <table:table-cell office:value-type="float" office:value="46.200737" calcext:value-type="float">
            <text:p>46,20073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„TABER“ KELLEREI BOZEN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JEROBOAM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Cantina Bolzano / Kellerei Bozen</text:p>
          </table:table-cell>
          <table:table-cell office:value-type="float" office:value="46.200737" calcext:value-type="float">
            <text:p>46,20073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„TABER“ KELLEREI BOZEN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MATHUSALEM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510" calcext:value-type="float">
            <text:p>51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Cantina Bolzano / Kellerei Bozen</text:p>
          </table:table-cell>
          <table:table-cell office:value-type="float" office:value="46.200737" calcext:value-type="float">
            <text:p>46,20073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“PORPHYR”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Terlan (Terlano)</text:p>
          </table:table-cell>
          <table:table-cell office:value-type="float" office:value="59.154896" calcext:value-type="float">
            <text:p>59,15489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“Gloria” Weingut Nuss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h0r2pppesdk19cfa35xnp8h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Nusserhof (Heinrich Mayr)</text:p>
          </table:table-cell>
          <table:table-cell office:value-type="float" office:value="33.35996" calcext:value-type="float">
            <text:p>33,3599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“Gloria” Weingut Nusserhof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r2pppesdk19cfa35xnp8h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Nusserhof (Heinrich Mayr)</text:p>
          </table:table-cell>
          <table:table-cell office:value-type="float" office:value="33.35996" calcext:value-type="float">
            <text:p>33,3599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“Weingarten Klosteranger” MURI-GRIES</text:p>
          </table:table-cell>
          <table:table-cell/>
          <table:table-cell office:value-type="string" calcext:value-type="string">
            <text:p>RobertParker 95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4pmmfh93j1t0fkgezz7faz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eingarten Klosteranger Lagrein Riserva</text:p>
          </table:table-cell>
          <table:table-cell office:value-type="string" calcext:value-type="string">
            <text:p>Muri-Gries</text:p>
          </table:table-cell>
          <table:table-cell office:value-type="float" office:value="68.885506" calcext:value-type="float">
            <text:p>68,885506</text:p>
          </table:table-cell>
          <table:table-cell office:value-type="string" calcext:value-type="string">
            <text:p>2 x 2017</text:p>
          </table:table-cell>
          <table:table-cell office:value-type="string" calcext:value-type="string">
            <text:p>7 x 2020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“Weingarten Klosteranger” MURI-GRIES</text:p>
          </table:table-cell>
          <table:table-cell/>
          <table:table-cell office:value-type="string" calcext:value-type="string">
            <text:p>RobertParker 95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h4pmmfh93j1t0fkgezz7faz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eingarten Klosteranger Lagrein Riserva</text:p>
          </table:table-cell>
          <table:table-cell office:value-type="string" calcext:value-type="string">
            <text:p>Muri-Gries</text:p>
          </table:table-cell>
          <table:table-cell office:value-type="float" office:value="68.885506" calcext:value-type="float">
            <text:p>68,88550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“Weingarten Klosteranger” MURI-GRIES</text:p>
          </table:table-cell>
          <table:table-cell/>
          <table:table-cell office:value-type="string" calcext:value-type="string">
            <text:p>RobertParker 95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wine_01h4pmmfh93j1t0fkgezz7faz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eingarten Klosteranger Lagrein Riserva</text:p>
          </table:table-cell>
          <table:table-cell office:value-type="string" calcext:value-type="string">
            <text:p>Muri-Gries</text:p>
          </table:table-cell>
          <table:table-cell office:value-type="float" office:value="68.885506" calcext:value-type="float">
            <text:p>68,88550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„Lamarein“ ERBHOF Unterganzner „RARITÄT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„RARITÄT“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marein</text:p>
          </table:table-cell>
          <table:table-cell office:value-type="string" calcext:value-type="string">
            <text:p>Erbhof Unterganzner</text:p>
          </table:table-cell>
          <table:table-cell office:value-type="float" office:value="51.252876" calcext:value-type="float">
            <text:p>51,252876</text:p>
          </table:table-cell>
          <table:table-cell office:value-type="string" calcext:value-type="string">
            <text:p>6 x 2020</text:p>
          </table:table-cell>
          <table:table-cell office:value-type="string" calcext:value-type="string">
            <text:p>6 x 2021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„Lamarein“ ERBHOF Unterganzner „RARITÄT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„RARITÄT“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marein</text:p>
          </table:table-cell>
          <table:table-cell office:value-type="string" calcext:value-type="string">
            <text:p>Erbhof Unterganzner</text:p>
          </table:table-cell>
          <table:table-cell office:value-type="float" office:value="51.252876" calcext:value-type="float">
            <text:p>51,25287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„Lamarein“ ERBHOF Unterganzner „RARITÄT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„RARITÄT“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marein</text:p>
          </table:table-cell>
          <table:table-cell office:value-type="string" calcext:value-type="string">
            <text:p>Erbhof Unterganzner</text:p>
          </table:table-cell>
          <table:table-cell office:value-type="float" office:value="51.252876" calcext:value-type="float">
            <text:p>51,25287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„Lamarein“ ERBHOF Unterganzner „RARITÄT“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„RARITÄT“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marein</text:p>
          </table:table-cell>
          <table:table-cell office:value-type="string" calcext:value-type="string">
            <text:p>Erbhof Unterganzner</text:p>
          </table:table-cell>
          <table:table-cell office:value-type="float" office:value="51.252876" calcext:value-type="float">
            <text:p>51,252876</text:p>
          </table:table-cell>
          <table:table-cell office:value-type="string" calcext:value-type="string">
            <text:p>1 x 2021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„Lamarein“ ERBHOF Unterganzner „RARITÄT“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„RARITÄT“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marein</text:p>
          </table:table-cell>
          <table:table-cell office:value-type="string" calcext:value-type="string">
            <text:p>Erbhof Unterganzner</text:p>
          </table:table-cell>
          <table:table-cell office:value-type="float" office:value="51.252876" calcext:value-type="float">
            <text:p>51,25287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Perflabiluis Griesbau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r2pqe7swjrs3trks81fdr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rflabilis</text:p>
          </table:table-cell>
          <table:table-cell office:value-type="string" calcext:value-type="string">
            <text:p>Griesbauerhof</text:p>
          </table:table-cell>
          <table:table-cell office:value-type="float" office:value="44.87175" calcext:value-type="float">
            <text:p>44,8717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TORILAN”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sn5krczaydj3qa1wzn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rilan</text:p>
          </table:table-cell>
          <table:table-cell office:value-type="string" calcext:value-type="string">
            <text:p>Terlan (Terlano)</text:p>
          </table:table-cell>
          <table:table-cell office:value-type="float" office:value="53.496376" calcext:value-type="float">
            <text:p>53,49637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CASSIANO” BIO MANINCO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k7b0pcbwmmy0vdyc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</text:p>
          </table:table-cell>
          <table:table-cell office:value-type="string" calcext:value-type="string">
            <text:p>Manincor</text:p>
          </table:table-cell>
          <table:table-cell office:value-type="float" office:value="41.773994" calcext:value-type="float">
            <text:p>41,773994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„Anticus“ Riserva Cuvee Kellerei Nals Margreid</text:p>
          </table:table-cell>
          <table:table-cell/>
          <table:table-cell office:value-type="string" calcext:value-type="string">
            <text:p>Falstaff 93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pdnc1xqb9twv6da1t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cus Riserva</text:p>
          </table:table-cell>
          <table:table-cell office:value-type="string" calcext:value-type="string">
            <text:p>Nals Margreid</text:p>
          </table:table-cell>
          <table:table-cell office:value-type="float" office:value="53.2009" calcext:value-type="float">
            <text:p>53,2009</text:p>
          </table:table-cell>
          <table:table-cell office:value-type="string" calcext:value-type="string">
            <text:p>6 x 202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„Anticus“ Riserva Cuvee Kellerei Nals Margreid</text:p>
          </table:table-cell>
          <table:table-cell/>
          <table:table-cell office:value-type="string" calcext:value-type="string">
            <text:p>Falstaff 93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pdnc1xqb9twv6da1t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cus Riserva</text:p>
          </table:table-cell>
          <table:table-cell office:value-type="string" calcext:value-type="string">
            <text:p>Nals Margreid</text:p>
          </table:table-cell>
          <table:table-cell office:value-type="float" office:value="53.2009" calcext:value-type="float">
            <text:p>53,2009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„Anticus“ Riserva Cuvee Kellerei Nals Margreid</text:p>
          </table:table-cell>
          <table:table-cell/>
          <table:table-cell office:value-type="string" calcext:value-type="string">
            <text:p>Falstaff 93 Punkte</text:p>
          </table:table-cell>
          <table:table-cell office:value-type="string" calcext:value-type="string">
            <text:p>MAGNUM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pdnc1xqb9twv6da1t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cus Riserva</text:p>
          </table:table-cell>
          <table:table-cell office:value-type="string" calcext:value-type="string">
            <text:p>Nals Margreid</text:p>
          </table:table-cell>
          <table:table-cell office:value-type="float" office:value="53.2009" calcext:value-type="float">
            <text:p>53,2009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Athos” Ansitz Dolomytos Sack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h0my5rjsgn8q9afa20srmmz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thos</text:p>
          </table:table-cell>
          <table:table-cell office:value-type="string" calcext:value-type="string">
            <text:p>Ansitz Dolomytos</text:p>
          </table:table-cell>
          <table:table-cell office:value-type="float" office:value="59.58343" calcext:value-type="float">
            <text:p>59,58343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CASTEL CAMPAN” MANINCO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k7fteyvmd67b82hxx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ampan Merlot</text:p>
          </table:table-cell>
          <table:table-cell office:value-type="string" calcext:value-type="string">
            <text:p>Manincor</text:p>
          </table:table-cell>
          <table:table-cell office:value-type="float" office:value="42.668278" calcext:value-type="float">
            <text:p>42,668278</text:p>
          </table:table-cell>
          <table:table-cell office:value-type="string" calcext:value-type="string">
            <text:p>2 x 2016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CASTEL CAMPAN” MANINCO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k7fteyvmd67b82hxx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ampan Merlot</text:p>
          </table:table-cell>
          <table:table-cell office:value-type="string" calcext:value-type="string">
            <text:p>Manincor</text:p>
          </table:table-cell>
          <table:table-cell office:value-type="float" office:value="42.668278" calcext:value-type="float">
            <text:p>42,66827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es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qzm1v0sxqtmdxtqmth8ch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Cantina Kurtatsch</text:p>
          </table:table-cell>
          <table:table-cell office:value-type="float" office:value="30.549747" calcext:value-type="float">
            <text:p>30,54974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Saperaia” Kellerei Meran sehr “limitiert”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per limitiert</text:p>
          </table:table-cell>
          <table:table-cell office:value-type="string" calcext:value-type="string">
            <text:p>wine_01gzr4ktq47w415nv7n8w3s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peraia</text:p>
          </table:table-cell>
          <table:table-cell office:value-type="string" calcext:value-type="string">
            <text:p>Kellerei Meran</text:p>
          </table:table-cell>
          <table:table-cell office:value-type="float" office:value="43.871895" calcext:value-type="float">
            <text:p>43,871895</text:p>
          </table:table-cell>
          <table:table-cell office:value-type="string" calcext:value-type="string">
            <text:p>6 x 202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Saperaia” Kellerei Meran sehr “limitiert”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uper limitiert</text:p>
          </table:table-cell>
          <table:table-cell office:value-type="string" calcext:value-type="string">
            <text:p>wine_01gzr4ktq47w415nv7n8w3s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peraia</text:p>
          </table:table-cell>
          <table:table-cell office:value-type="string" calcext:value-type="string">
            <text:p>Kellerei Meran</text:p>
          </table:table-cell>
          <table:table-cell office:value-type="float" office:value="43.871895" calcext:value-type="float">
            <text:p>43,87189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PASSA - ZENA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gzr4ksd1fnr67jf8jfan1y6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passa Valpolicella Ripasso Superiore</text:p>
          </table:table-cell>
          <table:table-cell office:value-type="string" calcext:value-type="string">
            <text:p>Zenato</text:p>
          </table:table-cell>
          <table:table-cell office:value-type="float" office:value="32.55292" calcext:value-type="float">
            <text:p>32,55292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NOZZOLE - FOLONA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t84510z7t51yh4wewd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Nozzole Chianti Classico</text:p>
          </table:table-cell>
          <table:table-cell office:value-type="string" calcext:value-type="string">
            <text:p>Tenuta di Nozzole</text:p>
          </table:table-cell>
          <table:table-cell office:value-type="float" office:value="33.82708" calcext:value-type="float">
            <text:p>33,8270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Riserva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swndtayhsp089ks5c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Antinori Chianti Classico Riserva</text:p>
          </table:table-cell>
          <table:table-cell office:value-type="string" calcext:value-type="string">
            <text:p>Antinori</text:p>
          </table:table-cell>
          <table:table-cell office:value-type="float" office:value="42.407734" calcext:value-type="float">
            <text:p>42,407734</text:p>
          </table:table-cell>
          <table:table-cell office:value-type="string" calcext:value-type="string">
            <text:p>6 x 202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Riserva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swndtayhsp089ks5c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Antinori Chianti Classico Riserva</text:p>
          </table:table-cell>
          <table:table-cell office:value-type="string" calcext:value-type="string">
            <text:p>Antinori</text:p>
          </table:table-cell>
          <table:table-cell office:value-type="float" office:value="42.407734" calcext:value-type="float">
            <text:p>42,407734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odai Kellerei Fertuna tosca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wine_01gzr4ktes5agcj68hd5gda8t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odai Maremma Toscana</text:p>
          </table:table-cell>
          <table:table-cell office:value-type="string" calcext:value-type="string">
            <text:p>Fertuna</text:p>
          </table:table-cell>
          <table:table-cell office:value-type="float" office:value="39.20594" calcext:value-type="float">
            <text:p>39,20594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Difese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d26w035f1fyngbtc2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Difese</text:p>
          </table:table-cell>
          <table:table-cell office:value-type="string" calcext:value-type="string">
            <text:p>Tenuta San Guido</text:p>
          </table:table-cell>
          <table:table-cell office:value-type="float" office:value="40.307587" calcext:value-type="float">
            <text:p>40,30758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IDALBERTO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ine_01gzr4ksnx8asdj89jfbepz68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idalberto</text:p>
          </table:table-cell>
          <table:table-cell office:value-type="string" calcext:value-type="string">
            <text:p>Tenuta San Guido</text:p>
          </table:table-cell>
          <table:table-cell office:value-type="float" office:value="40.16155" calcext:value-type="float">
            <text:p>40,1615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IDALBERTO SAN Guid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nx8asdj89jfbepz68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idalberto</text:p>
          </table:table-cell>
          <table:table-cell office:value-type="string" calcext:value-type="string">
            <text:p>Tenuta San Guido</text:p>
          </table:table-cell>
          <table:table-cell office:value-type="float" office:value="40.16155" calcext:value-type="float">
            <text:p>40,1615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- COLLOSORB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tfgst7pg802das6cq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ollosorbo</text:p>
          </table:table-cell>
          <table:table-cell office:value-type="float" office:value="44.95832" calcext:value-type="float">
            <text:p>44,95832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„La Casa Caparzo”</text:p>
          </table:table-cell>
          <table:table-cell/>
          <table:table-cell office:value-type="string" calcext:value-type="string">
            <text:p>James Suckling 97 Punkte , Robert Parker 93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wine_01gzr4kt1pts0qc6257pa9w5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Casa Brunello di Montalcino</text:p>
          </table:table-cell>
          <table:table-cell office:value-type="string" calcext:value-type="string">
            <text:p>Caparzo</text:p>
          </table:table-cell>
          <table:table-cell office:value-type="float" office:value="45.829933" calcext:value-type="float">
            <text:p>45,829933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. Casanova di Neri Tenuta Nuova</text:p>
          </table:table-cell>
          <table:table-cell/>
          <table:table-cell office:value-type="string" calcext:value-type="string">
            <text:p>James Suckling 99/100 , Robert Parker 98/100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ine_01gzr4ktfgsnd47xs02ye7gr6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nuta Nuova Brunello di Montalcino</text:p>
          </table:table-cell>
          <table:table-cell office:value-type="string" calcext:value-type="string">
            <text:p>Casanova di Neri</text:p>
          </table:table-cell>
          <table:table-cell office:value-type="float" office:value="62.615414" calcext:value-type="float">
            <text:p>62,615414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Talenti ‘Piero’</text:p>
          </table:table-cell>
          <table:table-cell/>
          <table:table-cell office:value-type="string" calcext:value-type="string">
            <text:p>James Suckling 100 Punkte, Falstaff 99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h0f3cmb3kdn8xhtpbvng3mb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ero Brunello di Montalcino</text:p>
          </table:table-cell>
          <table:table-cell office:value-type="string" calcext:value-type="string">
            <text:p>Talenti</text:p>
          </table:table-cell>
          <table:table-cell office:value-type="float" office:value="47.622253" calcext:value-type="float">
            <text:p>47,622253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TESTAMATTA” BIBI GRAETZ</text:p>
          </table:table-cell>
          <table:table-cell/>
          <table:table-cell office:value-type="string" calcext:value-type="string">
            <text:p>Robert Parker 96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sd6hxayhxgx9bvd6ge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stamatta Toscana</text:p>
          </table:table-cell>
          <table:table-cell office:value-type="string" calcext:value-type="string">
            <text:p>Bibi Graetz</text:p>
          </table:table-cell>
          <table:table-cell office:value-type="float" office:value="55.35928" calcext:value-type="float">
            <text:p>55,3592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TIGNANELLO” - Tignanello -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 office:value-type="float" office:value="54.704067" calcext:value-type="float">
            <text:p>54,704067</text:p>
          </table:table-cell>
          <table:table-cell office:value-type="string" calcext:value-type="string">
            <text:p>6 x 2021</text:p>
          </table:table-cell>
          <table:table-cell office:value-type="string" calcext:value-type="string">
            <text:p>2 x 2020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TIGNANELLO” - Tignanello -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 office:value-type="float" office:value="54.704067" calcext:value-type="float">
            <text:p>54,70406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TIGNANELLO” - Tignanello -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 office:value-type="float" office:value="54.704067" calcext:value-type="float">
            <text:p>54,70406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TIGNANELLO” - Tignanello - ANTINOr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 office:value-type="float" office:value="54.704067" calcext:value-type="float">
            <text:p>54,70406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Luce” Tenuta Luce</text:p>
          </table:table-cell>
          <table:table-cell/>
          <table:table-cell office:value-type="string" calcext:value-type="string">
            <text:p>James Suckling 99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Tenuta Luce</text:p>
          </table:table-cell>
          <table:table-cell office:value-type="float" office:value="62.028584" calcext:value-type="float">
            <text:p>62,028584</text:p>
          </table:table-cell>
          <table:table-cell office:value-type="string" calcext:value-type="string">
            <text:p>3 x 2020</text:p>
          </table:table-cell>
          <table:table-cell office:value-type="string" calcext:value-type="string">
            <text:p>3 x 2021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Luce” Tenuta Luce</text:p>
          </table:table-cell>
          <table:table-cell/>
          <table:table-cell office:value-type="string" calcext:value-type="string">
            <text:p>James Suckling 99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Tenuta Luce</text:p>
          </table:table-cell>
          <table:table-cell office:value-type="float" office:value="62.028584" calcext:value-type="float">
            <text:p>62,028584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Luce” Tenuta Luce</text:p>
          </table:table-cell>
          <table:table-cell/>
          <table:table-cell office:value-type="string" calcext:value-type="string">
            <text:p>James Suckling 99 Punkte</text:p>
          </table:table-cell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Tenuta Luce</text:p>
          </table:table-cell>
          <table:table-cell office:value-type="float" office:value="62.028584" calcext:value-type="float">
            <text:p>62,028584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ORNELLAIA” IL VIGORE BOLGHERI SUPERIO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t84z2nc5cd3spjanz4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Vigore</text:p>
          </table:table-cell>
          <table:table-cell office:value-type="string" calcext:value-type="string">
            <text:p>Ornellaia</text:p>
          </table:table-cell>
          <table:table-cell office:value-type="float" office:value="41.922043" calcext:value-type="float">
            <text:p>41,922043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ORNELLAIA” IL VIGORE BOLGHERI SUPERIOR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t84z2nc5cd3spjanz4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Vigore</text:p>
          </table:table-cell>
          <table:table-cell office:value-type="string" calcext:value-type="string">
            <text:p>Ornellaia</text:p>
          </table:table-cell>
          <table:table-cell office:value-type="float" office:value="41.922043" calcext:value-type="float">
            <text:p>41,922043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ORNELLAIA” IL VIGORE BOLGHERI SUPERIORE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table:style-name="ce6" office:value-type="float" office:value="2016" calcext:value-type="float">
            <text:p>2016</text:p>
          </table:table-cell>
          <table:table-cell table:style-name="ce8" office:value-type="float" office:value="1650" calcext:value-type="float">
            <text:p>1.65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t84z2nc5cd3spjanz4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Vigore</text:p>
          </table:table-cell>
          <table:table-cell office:value-type="string" calcext:value-type="string">
            <text:p>Ornellaia</text:p>
          </table:table-cell>
          <table:table-cell office:value-type="float" office:value="41.922043" calcext:value-type="float">
            <text:p>41,922043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Sito Moresco” Nebbiolo Barbera - Merlot Gaj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pp5ck3gwm5w4617e7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to Moresco Langhe</text:p>
          </table:table-cell>
          <table:table-cell office:value-type="string" calcext:value-type="string">
            <text:p>Gaja</text:p>
          </table:table-cell>
          <table:table-cell office:value-type="float" office:value="42.069366" calcext:value-type="float">
            <text:p>42,069366</text:p>
          </table:table-cell>
          <table:table-cell office:value-type="string" calcext:value-type="string">
            <text:p>9 x 2021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Sito Moresco” Nebbiolo Barbera - Merlot Gaj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ine_01gzr4kspp5ck3gwm5w4617e7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to Moresco Langhe</text:p>
          </table:table-cell>
          <table:table-cell office:value-type="string" calcext:value-type="string">
            <text:p>Gaja</text:p>
          </table:table-cell>
          <table:table-cell office:value-type="float" office:value="42.069366" calcext:value-type="float">
            <text:p>42,06936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- GAJ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sd3m8y62ggabzd1kdm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 office:value-type="float" office:value="31.459957" calcext:value-type="float">
            <text:p>31,45995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DARMAGI - GAJ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sppdm8hwsp2wvphad1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rmagi Langhe</text:p>
          </table:table-cell>
          <table:table-cell office:value-type="string" calcext:value-type="string">
            <text:p>Gaja</text:p>
          </table:table-cell>
          <table:table-cell office:value-type="float" office:value="36.93362" calcext:value-type="float">
            <text:p>36,93362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- PIETRO DEL CERO CA DEI FRA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etro Dal Cero Amarone della Valpolicella</text:p>
          </table:table-cell>
          <table:table-cell office:value-type="string" calcext:value-type="string">
            <text:p>Cà dei Frati</text:p>
          </table:table-cell>
          <table:table-cell office:value-type="float" office:value="56.100227" calcext:value-type="float">
            <text:p>56,100227</text:p>
          </table:table-cell>
          <table:table-cell office:value-type="string" calcext:value-type="string">
            <text:p>5 x 2015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- PIETRO DEL CERO CA DEI FRA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etro Dal Cero Amarone della Valpolicella</text:p>
          </table:table-cell>
          <table:table-cell office:value-type="string" calcext:value-type="string">
            <text:p>Cà dei Frati</text:p>
          </table:table-cell>
          <table:table-cell office:value-type="float" office:value="56.100227" calcext:value-type="float">
            <text:p>56,10022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ogato Merott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gzr4ksmnpz53trpyg2j9wbs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ogato Cabernet Sauvignon</text:p>
          </table:table-cell>
          <table:table-cell office:value-type="string" calcext:value-type="string">
            <text:p>Merotto</text:p>
          </table:table-cell>
          <table:table-cell office:value-type="float" office:value="33.417118" calcext:value-type="float">
            <text:p>33,41711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ogato Merotto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mnpz53trpyg2j9wbs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ogato Cabernet Sauvignon</text:p>
          </table:table-cell>
          <table:table-cell office:value-type="string" calcext:value-type="string">
            <text:p>Merotto</text:p>
          </table:table-cell>
          <table:table-cell office:value-type="float" office:value="33.417118" calcext:value-type="float">
            <text:p>33,41711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ogato Merotto</text:p>
          </table:table-cell>
          <table:table-cell table:number-columns-repeated="2"/>
          <table:table-cell office:value-type="string" calcext:value-type="string">
            <text:p>MATHUSALEM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mnpz53trpyg2j9wbs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ogato Cabernet Sauvignon</text:p>
          </table:table-cell>
          <table:table-cell office:value-type="string" calcext:value-type="string">
            <text:p>Merotto</text:p>
          </table:table-cell>
          <table:table-cell office:value-type="float" office:value="33.417118" calcext:value-type="float">
            <text:p>33,41711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ntrada diciassettesalme etna cattane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thqgny88c4v2vf0vw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tna Contrada Diciassettesalme Rosso</text:p>
          </table:table-cell>
          <table:table-cell office:value-type="string" calcext:value-type="string">
            <text:p>Cottanera</text:p>
          </table:table-cell>
          <table:table-cell office:value-type="float" office:value="51.31506" calcext:value-type="float">
            <text:p>51,3150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calle al fico pet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t852mghyjybtvaxx7p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lle Al Fico Toscana</text:p>
          </table:table-cell>
          <table:table-cell office:value-type="string" calcext:value-type="string">
            <text:p>Petra</text:p>
          </table:table-cell>
          <table:table-cell office:value-type="float" office:value="39.268456" calcext:value-type="float">
            <text:p>39,26845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 -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5.614197" calcext:value-type="float">
            <text:p>45,61419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 -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5.614197" calcext:value-type="float">
            <text:p>45,61419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 -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5.614197" calcext:value-type="float">
            <text:p>45,61419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 -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5.614197" calcext:value-type="float">
            <text:p>45,61419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 -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5.614197" calcext:value-type="float">
            <text:p>45,61419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 -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5.614197" calcext:value-type="float">
            <text:p>45,61419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 -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5.614197" calcext:value-type="float">
            <text:p>45,61419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 -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04" calcext:value-type="float">
            <text:p>2004</text:p>
          </table:table-cell>
          <table:table-cell table:style-name="ce6" office:value-type="float" office:value="420" calcext:value-type="float">
            <text:p>42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5.614197" calcext:value-type="float">
            <text:p>45,61419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Südtiroler Sekt Brut Riserva „36“ Kellerei Mer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h0r2pq1mddt3an3mny3988d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serva 36 Brut</text:p>
          </table:table-cell>
          <table:table-cell office:value-type="string" calcext:value-type="string">
            <text:p>Kellerei Meran</text:p>
          </table:table-cell>
          <table:table-cell office:value-type="float" office:value="48.857716" calcext:value-type="float">
            <text:p>48,85771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“Comitissa” Pas Dosé Riserva - Südtirol DOC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f3cmbts4w0cgbm09zbfrj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as Dosè Riserva</text:p>
          </table:table-cell>
          <table:table-cell office:value-type="string" calcext:value-type="string">
            <text:p>Comitissa</text:p>
          </table:table-cell>
          <table:table-cell office:value-type="float" office:value="45.439007" calcext:value-type="float">
            <text:p>45,43900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“FRANCIACORTA” CA‘ DEL BOSC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ccghc75cyecdekrc9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</text:p>
          </table:table-cell>
          <table:table-cell office:value-type="string" calcext:value-type="string">
            <text:p>Ca' del Bosco</text:p>
          </table:table-cell>
          <table:table-cell office:value-type="float" office:value="35.184395" calcext:value-type="float">
            <text:p>35,18439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“LUGANA” - CA DEI FRAT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d21816c7pdatn9v5f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 Frati Lugana</text:p>
          </table:table-cell>
          <table:table-cell office:value-type="string" calcext:value-type="string">
            <text:p>Cà dei Frati</text:p>
          </table:table-cell>
          <table:table-cell office:value-type="float" office:value="47.855896" calcext:value-type="float">
            <text:p>47,85589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„Stoan“ Kellerei Trami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Tramin</text:p>
          </table:table-cell>
          <table:table-cell office:value-type="float" office:value="40.096176" calcext:value-type="float">
            <text:p>40,09617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Sylvaner „Alte Reben“ Pacherhof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qzm2wzyfdmfvtvp7c8x5f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Alte Reben</text:p>
          </table:table-cell>
          <table:table-cell office:value-type="string" calcext:value-type="string">
            <text:p>Pacherhof</text:p>
          </table:table-cell>
          <table:table-cell office:value-type="float" office:value="47.112045" calcext:value-type="float">
            <text:p>47,11204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SAUVIGNON “QUARZ” -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arz Sauvignon</text:p>
          </table:table-cell>
          <table:table-cell office:value-type="string" calcext:value-type="string">
            <text:p>Terlan (Terlano)</text:p>
          </table:table-cell>
          <table:table-cell office:value-type="float" office:value="51.522858" calcext:value-type="float">
            <text:p>51,522858</text:p>
          </table:table-cell>
          <table:table-cell office:value-type="string" calcext:value-type="string">
            <text:p>1 x 2021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SAUVIGNON “QUARZ” -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arz Sauvignon</text:p>
          </table:table-cell>
          <table:table-cell office:value-type="string" calcext:value-type="string">
            <text:p>Terlan (Terlano)</text:p>
          </table:table-cell>
          <table:table-cell office:value-type="float" office:value="51.522858" calcext:value-type="float">
            <text:p>51,52285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pino grigio st. michael eppan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kpj16tf3ed9mnxc7m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St. Michael-Eppan</text:p>
          </table:table-cell>
          <table:table-cell office:value-type="float" office:value="42.29632" calcext:value-type="float">
            <text:p>42,29632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“Trattmann” Pinot Noir Riserva Kellerei Gi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attmann Pinot Noir Riserva</text:p>
          </table:table-cell>
          <table:table-cell office:value-type="string" calcext:value-type="string">
            <text:p>Girlan</text:p>
          </table:table-cell>
          <table:table-cell office:value-type="float" office:value="43.65086" calcext:value-type="float">
            <text:p>43,6508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MERLOT RISERVA „KRESSFELD“ - WEINGUT KORNELL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MAGNUM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havweezez7xbwrgwrh61zpa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ressfeld Merlot Riserva</text:p>
          </table:table-cell>
          <table:table-cell office:value-type="string" calcext:value-type="string">
            <text:p>Kornell</text:p>
          </table:table-cell>
          <table:table-cell office:value-type="float" office:value="45.342125" calcext:value-type="float">
            <text:p>45,34212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Merlot “KUNST.STÜCK” RISERVA DOC <text:s/>Kellerei Kalter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qzm23n4bsypkqs0cvt08e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unst.Stück Merlot Riserva</text:p>
          </table:table-cell>
          <table:table-cell office:value-type="string" calcext:value-type="string">
            <text:p>Kaltern</text:p>
          </table:table-cell>
          <table:table-cell office:value-type="float" office:value="42.020145" calcext:value-type="float">
            <text:p>42,02014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LAGREIN RISERVA “TABER” - KELLEREI BOZEN</text:p>
          </table:table-cell>
          <table:table-cell/>
          <table:table-cell office:value-type="string" calcext:value-type="string">
            <text:p>Gambero Rosso 3 bicchieri</text:p>
          </table:table-cell>
          <table:table-cell office:value-type="string" calcext:value-type="string">
            <text:p>MAGNUM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Cantina Bolzano / Kellerei Bozen</text:p>
          </table:table-cell>
          <table:table-cell office:value-type="float" office:value="45.4915" calcext:value-type="float">
            <text:p>45,4915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LAGREIN RISERVA “PORPHYR” - KELLEREI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Terlan (Terlano)</text:p>
          </table:table-cell>
          <table:table-cell office:value-type="float" office:value="58.44566" calcext:value-type="float">
            <text:p>58,4456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“AMISTAR” CUVÉE MAGNUM - PETER SÖLVA</text:p>
          </table:table-cell>
          <table:table-cell/>
          <table:table-cell office:value-type="string" calcext:value-type="string">
            <text:p>WineHunter Award Platinum &amp; Gold</text:p>
          </table:table-cell>
          <table:table-cell office:value-type="string" calcext:value-type="string">
            <text:p>MAGNUM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my5rh4696kz0ytbwtarqy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Rosso Cuvèe</text:p>
          </table:table-cell>
          <table:table-cell office:value-type="string" calcext:value-type="string">
            <text:p>Peter Sölva</text:p>
          </table:table-cell>
          <table:table-cell office:value-type="float" office:value="43.297096" calcext:value-type="float">
            <text:p>43,297096</text:p>
          </table:table-cell>
          <table:table-cell office:value-type="string" calcext:value-type="string">
            <text:p>1 x 2021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“AMISTAR” CUVÉE MAGNUM - PETER SÖLVA</text:p>
          </table:table-cell>
          <table:table-cell/>
          <table:table-cell office:value-type="string" calcext:value-type="string">
            <text:p>WineHunter Award Platinum &amp; Gold</text:p>
          </table:table-cell>
          <table:table-cell office:value-type="string" calcext:value-type="string">
            <text:p>MAGNUM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0my5rh4696kz0ytbwtarqy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Rosso Cuvèe</text:p>
          </table:table-cell>
          <table:table-cell office:value-type="string" calcext:value-type="string">
            <text:p>Peter Sölva</text:p>
          </table:table-cell>
          <table:table-cell office:value-type="float" office:value="43.297096" calcext:value-type="float">
            <text:p>43,29709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„Anticus“ Merlot Cabernet Riserva Kellerei Nals - Magreid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pdnc1xqb9twv6da1t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cus Riserva</text:p>
          </table:table-cell>
          <table:table-cell office:value-type="string" calcext:value-type="string">
            <text:p>Nals Margreid</text:p>
          </table:table-cell>
          <table:table-cell office:value-type="float" office:value="49.774136" calcext:value-type="float">
            <text:p>49,774136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villa antinori chianti classico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270" calcext:value-type="float">
            <text:p>27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sxjbxzsnqdzshxape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Antinori Chianti Classico</text:p>
          </table:table-cell>
          <table:table-cell office:value-type="string" calcext:value-type="string">
            <text:p>Antinori</text:p>
          </table:table-cell>
          <table:table-cell office:value-type="float" office:value="46.155254" calcext:value-type="float">
            <text:p>46,155254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fomtalloro toscana felsina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t803g52eh6v7h6921w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ontalloro</text:p>
          </table:table-cell>
          <table:table-cell office:value-type="string" calcext:value-type="string">
            <text:p>Fèlsina</text:p>
          </table:table-cell>
          <table:table-cell office:value-type="float" office:value="41.346043" calcext:value-type="float">
            <text:p>41,346043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“TIGNANELLO” - ANTInori TOSKAN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238" calcext:value-type="float">
            <text:p>23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</text:p>
          </table:table-cell>
          <table:table-cell office:value-type="float" office:value="38.303463" calcext:value-type="float">
            <text:p>38,303463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podere le ripi Amar d. fallia <text:s/>toscana rosso</text:p>
          </table:table-cell>
          <table:table-cell table:number-columns-repeated="2"/>
          <table:table-cell office:value-type="string" calcext:value-type="string">
            <text:p>MATHUSALEM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e_01havwef7ya7xsapjneazpzm2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Ripi Toscana</text:p>
          </table:table-cell>
          <table:table-cell office:value-type="string" calcext:value-type="string">
            <text:p>Podere le Ripi</text:p>
          </table:table-cell>
          <table:table-cell office:value-type="float" office:value="49.726177" calcext:value-type="float">
            <text:p>49,726177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MUSKATELLER -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wine_01gzr4ksdgjjpdxvted1cpey4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muskateller Moscato Giallo</text:p>
          </table:table-cell>
          <table:table-cell office:value-type="string" calcext:value-type="string">
            <text:p>Kaltern</text:p>
          </table:table-cell>
          <table:table-cell office:value-type="float" office:value="31.945658" calcext:value-type="float">
            <text:p>31,945658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üdtiroler Moscato „Rosa“ Castel Salegg Limited Edition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ne_01h0qsxmw6nhm703kat91s5t3n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Rosa</text:p>
          </table:table-cell>
          <table:table-cell office:value-type="string" calcext:value-type="string">
            <text:p>Castel Sallegg</text:p>
          </table:table-cell>
          <table:table-cell office:value-type="float" office:value="40.26851" calcext:value-type="float">
            <text:p>40,26851</text:p>
          </table:table-cell>
          <table:table-cell table:number-columns-repeated="1005"/>
        </table:table-row>
        <table:table-row table:style-name="ro1" table:number-rows-repeated="1048371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heet_1.H1:Sheet_1.K1 Sheet_1.H2:Sheet_1.J204">
            <calcext:condition calcext:apply-style-name="cf6" calcext:value="formula-is([.H1]=0)" calcext:base-cell-address="Sheet_1.H1"/>
          </calcext:conditional-format>
          <calcext:conditional-format calcext:target-range-address="Sheet_1.A2:Sheet_1.K1048576">
            <calcext:condition calcext:apply-style-name="Neutral" calcext:value="formula-is(AND([.$D2]=[.$D1]; [.$G2]=[.$G1]))" calcext:base-cell-address="Sheet_1.A2"/>
          </calcext:conditional-format>
        </calcext:conditional-formats>
      </table:table>
      <table:table table:name="Sheet_2" table:style-name="ta1">
        <office:forms form:automatic-focus="false" form:apply-design-mode="false"/>
        <table:table-column table:style-name="co13" table:visibility="collapse" table:default-cell-style-name="ce17"/>
        <table:table-column table:style-name="co2" table:visibility="collapse" table:default-cell-style-name="ce17"/>
        <table:table-column table:style-name="co14" table:visibility="collapse" table:default-cell-style-name="ce17"/>
        <table:table-column table:style-name="co2" table:visibility="collapse" table:default-cell-style-name="ce17"/>
        <table:table-column table:style-name="co15" table:default-cell-style-name="ce17"/>
        <table:table-column table:style-name="co2" table:visibility="collapse" table:default-cell-style-name="ce17"/>
        <table:table-column table:style-name="co16" table:visibility="collapse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" table:visibility="collapse" table:default-cell-style-name="ce17"/>
        <table:table-column table:style-name="co9" table:default-cell-style-name="ce17"/>
        <table:table-column table:style-name="co2" table:visibility="collapse" table:number-columns-repeated="2" table:default-cell-style-name="ce17"/>
        <table:table-column table:style-name="co2" table:number-columns-repeated="1008" table:default-cell-style-name="ce1"/>
        <table:table-column table:style-name="co11" table:default-cell-style-name="ce1"/>
        <table:table-row table:style-name="ro1"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atched_id</text:p>
          </table:table-cell>
          <table:table-cell table:style-name="ce2" office:value-type="string" calcext:value-type="string">
            <text:p>external_i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winery_name</text:p>
          </table:table-cell>
          <table:table-cell table:style-name="ce2" office:value-type="string" calcext:value-type="string">
            <text:p>info</text:p>
          </table:table-cell>
          <table:table-cell table:style-name="ce2" office:value-type="string" calcext:value-type="string">
            <text:p>size</text:p>
          </table:table-cell>
          <table:table-cell table:style-name="ce20" office:value-type="string" calcext:value-type="string">
            <text:p>vintage</text:p>
          </table:table-cell>
          <table:table-cell table:style-name="ce20" office:value-type="string" calcext:value-type="string">
            <text:p>price</text:p>
          </table:table-cell>
          <table:table-cell table:style-name="ce20" office:value-type="string" calcext:value-type="string">
            <text:p>purchase_price</text:p>
          </table:table-cell>
          <table:table-cell table:style-name="ce20" office:value-type="string" calcext:value-type="string">
            <text:p>quantity</text:p>
          </table:table-cell>
          <table:table-cell table:style-name="ce2" office:value-type="string" calcext:value-type="string">
            <text:p>storage_area</text:p>
          </table:table-cell>
          <table:table-cell table:style-name="ce2" office:value-type="string" calcext:value-type="string">
            <text:p>internal_notes</text:p>
          </table:table-cell>
          <table:table-cell table:style-name="ce2" office:value-type="string" calcext:value-type="string">
            <text:p>notizen</text:p>
          </table:table-cell>
          <table:table-cell table:style-name="ce2" table:number-columns-repeated="1008"/>
        </table:table-row>
        <table:table-row table:style-name="ro1">
          <table:table-cell table:formula="of:=IF(ISBLANK([.B2]); &quot;&quot;; 1)" office:value-type="float" office:value="1" calcext:value-type="float">
            <text:p>1</text:p>
          </table:table-cell>
          <table:table-cell office:value-type="string" calcext:value-type="string">
            <text:p>wine_01h0sq494wn3fzrae5avkkf6m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- BERGKELLEREI PASSE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5 x 2019</text:p>
          </table:table-cell>
          <table:table-cell table:number-columns-repeated="1008"/>
        </table:table-row>
        <table:table-row table:style-name="ro1">
          <table:table-cell table:formula="of:=IF(ISBLANK([.B3]); &quot;&quot;; 1)" office:value-type="float" office:value="1" calcext:value-type="float">
            <text:p>1</text:p>
          </table:table-cell>
          <table:table-cell office:value-type="string" calcext:value-type="string">
            <text:p>wine_01h0sq494wn3fzrae5avkkf6m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- BERGKELLEREI PASSE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formula="of:=IF(ISBLANK([.B4]); &quot;&quot;; 1)" office:value-type="float" office:value="1" calcext:value-type="float">
            <text:p>1</text:p>
          </table:table-cell>
          <table:table-cell office:value-type="string" calcext:value-type="string">
            <text:p>wine_01hbdnwg9520pzpkqx31n2978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„Rarity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office:value-type="float" office:value="195" calcext:value-type="float">
            <text:p>19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 x 2009</text:p>
          </table:table-cell>
          <table:table-cell office:value-type="string" calcext:value-type="string">
            <text:p>2 x 2011</text:p>
          </table:table-cell>
          <table:table-cell table:number-columns-repeated="1007"/>
        </table:table-row>
        <table:table-row table:style-name="ro1">
          <table:table-cell table:formula="of:=IF(ISBLANK([.B5]); &quot;&quot;; 1)" office:value-type="float" office:value="1" calcext:value-type="float">
            <text:p>1</text:p>
          </table:table-cell>
          <table:table-cell office:value-type="string" calcext:value-type="string">
            <text:p>wine_01hbdnwg9520pzpkqx31n2978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„Rarity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195" calcext:value-type="float">
            <text:p>19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IF(ISBLANK([.B6]); &quot;&quot;; 1)" office:value-type="float" office:value="1" calcext:value-type="float">
            <text:p>1</text:p>
          </table:table-cell>
          <table:table-cell office:value-type="string" calcext:value-type="string">
            <text:p>wine_01hbdnwg9520pzpkqx31n2978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„Rarity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11" calcext:value-type="float">
            <text:p>2011</text:p>
          </table:table-cell>
          <table:table-cell table:style-name="ce21" office:value-type="float" office:value="195" calcext:value-type="float">
            <text:p>19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formula="of:=IF(ISBLANK([.B7]); &quot;&quot;; 1)" office:value-type="float" office:value="1" calcext:value-type="float">
            <text:p>1</text:p>
          </table:table-cell>
          <table:table-cell office:value-type="string" calcext:value-type="string">
            <text:p>wine_01h0sq48vhhn1brkpy620a1fy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- PLO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22" calcext:value-type="float">
            <text:p>2022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formula="of:=IF(ISBLANK([.B8]); &quot;&quot;; 1)">
            <text:p/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assagne Montrachet Lamy Pill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104" calcext:value-type="float">
            <text:p>10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9]); &quot;&quot;; 1)">
            <text:p/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teau Grand Corbin Despagne Grand Cr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15" calcext:value-type="float">
            <text:p>2015</text:p>
          </table:table-cell>
          <table:table-cell table:style-name="ce21" office:value-type="float" office:value="87" calcext:value-type="float">
            <text:p>87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10]); &quot;&quot;; 1)">
            <text:p/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hateau Grand Corbin Despagne Grand Cr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office:value-type="float" office:value="93" calcext:value-type="float">
            <text:p>93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11]); &quot;&quot;; 1)">
            <text:p/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hateau Talbot (4éme cru classé)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12]); &quot;&quot;; 1)">
            <text:p/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hateau Lynch Bages 5eme cr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11" calcext:value-type="float">
            <text:p>2011</text:p>
          </table:table-cell>
          <table:table-cell table:style-name="ce21" office:value-type="float" office:value="219" calcext:value-type="float">
            <text:p>219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13]); &quot;&quot;; 1)" office:value-type="float" office:value="1" calcext:value-type="float">
            <text:p>1</text:p>
          </table:table-cell>
          <table:table-cell office:value-type="string" calcext:value-type="string">
            <text:p>wine_01gzr4ktnt2fyvhxdcpdmzf0m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hâteau Daugay Saint-Émilion Grand Cr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16" calcext:value-type="float">
            <text:p>2016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14]); &quot;&quot;; 1)" office:value-type="float" office:value="1" calcext:value-type="float">
            <text:p>1</text:p>
          </table:table-cell>
          <table:table-cell office:value-type="string" calcext:value-type="string">
            <text:p>wine_01gzr4ksd78ehmmtvanytr2t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arillon d’Angelus - Saint-Emilion Grand Cr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15" calcext:value-type="float">
            <text:p>201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15]); &quot;&quot;; 1)" office:value-type="float" office:value="1" calcext:value-type="float">
            <text:p>1</text:p>
          </table:table-cell>
          <table:table-cell office:value-type="string" calcext:value-type="string">
            <text:p>wine_01h4pmmgzhpe7y4jsmk8wsmd6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HATEAU PIBRAN PAULILLA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11" calcext:value-type="float">
            <text:p>201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IF(ISBLANK([.B16]); &quot;&quot;; 1)">
            <text:p/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Grande Cuvee „Bellavista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7" calcext:value-type="float">
            <text:p>5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IF(ISBLANK([.B17]); &quot;&quot;; 1)">
            <text:p/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Grande Cuvee „Bellavista“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10" calcext:value-type="float">
            <text:p>11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IF(ISBLANK([.B18]); &quot;&quot;; 1)">
            <text:p/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Grande Cuvee „Bellavista“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15" calcext:value-type="float">
            <text:p>21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IF(ISBLANK([.B19]); &quot;&quot;; 1)">
            <text:p/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Grande Cuvee „Bellavista“</text:p>
          </table:table-cell>
          <table:table-cell table:number-columns-repeated="2"/>
          <table:table-cell office:value-type="string" calcext:value-type="string">
            <text:p>MATHUSALEM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95" calcext:value-type="float">
            <text:p>59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IF(ISBLANK([.B20]); &quot;&quot;; 1)">
            <text:p/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Grande Cuvee „Bellavista“</text:p>
          </table:table-cell>
          <table:table-cell table:number-columns-repeated="2"/>
          <table:table-cell office:value-type="string" calcext:value-type="string">
            <text:p>SALMANAZA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830" calcext:value-type="float">
            <text:p>83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IF(ISBLANK([.B21]); &quot;&quot;; 1)">
            <text:p/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R LEGRAS &amp;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formula="of:=IF(ISBLANK([.B22]); &quot;&quot;; 1)">
            <text:p/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R LEGRAS &amp; HAAS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formula="of:=IF(ISBLANK([.B23]); &quot;&quot;; 1)" office:value-type="float" office:value="1" calcext:value-type="float">
            <text:p>1</text:p>
          </table:table-cell>
          <table:table-cell office:value-type="string" calcext:value-type="string">
            <text:p>ROSALIE Cuvee KELLEREI MER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ALIE Cuvee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22" calcext:value-type="float">
            <text:p>2022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formula="of:=IF(ISBLANK([.B24]); &quot;&quot;; 1)">
            <text:p/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BLAUBURGUNDER ROSÉ - INNERLEITERHOF Schen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23" calcext:value-type="float">
            <text:p>2023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IF(ISBLANK([.B25]); &quot;&quot;; 1)" office:value-type="float" office:value="1" calcext:value-type="float">
            <text:p>1</text:p>
          </table:table-cell>
          <table:table-cell office:value-type="string" calcext:value-type="string">
            <text:p>wine_01j220jqz5w8a4s3gbbxxd212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EROSE Rosé Cuvee Weingut Kornel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23" calcext:value-type="float">
            <text:p>2023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formula="of:=IF(ISBLANK([.B26]); &quot;&quot;; 1)">
            <text:p/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- ANDI SÖLV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22" calcext:value-type="float">
            <text:p>2022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formula="of:=IF(ISBLANK([.B27]); &quot;&quot;; 1)" office:value-type="float" office:value="1" calcext:value-type="float">
            <text:p>1</text:p>
          </table:table-cell>
          <table:table-cell office:value-type="string" calcext:value-type="string">
            <text:p>wine_01h0qzm1tfvf6a3bpfs48vrqcy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. Praesulis Gump 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22" calcext:value-type="float">
            <text:p>2022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table:formula="of:=IF(ISBLANK([.B28]); &quot;&quot;; 1)" office:value-type="float" office:value="1" calcext:value-type="float">
            <text:p>1</text:p>
          </table:table-cell>
          <table:table-cell office:value-type="string" calcext:value-type="string">
            <text:p>wine_01h0qzm2wzyfdmfvtvp7c8x5f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„Alte Reben“ Pacher 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formula="of:=IF(ISBLANK([.B29]); &quot;&quot;; 1)" office:value-type="float" office:value="1" calcext:value-type="float">
            <text:p>1</text:p>
          </table:table-cell>
          <table:table-cell office:value-type="string" calcext:value-type="string">
            <text:p>wine_01h0qzm2wzyfdmfvtvp7c8x5f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„Alte Reben“ Pacher Hof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formula="of:=IF(ISBLANK([.B30]); &quot;&quot;; 1)">
            <text:p/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DÖNNHOFF „TONSCHIEFER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2 x 2020</text:p>
          </table:table-cell>
          <table:table-cell table:number-columns-repeated="1008"/>
        </table:table-row>
        <table:table-row table:style-name="ro1">
          <table:table-cell table:formula="of:=IF(ISBLANK([.B31]); &quot;&quot;; 1)">
            <text:p/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DÖNNHOFF „TONSCHIEFER“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formula="of:=IF(ISBLANK([.B32]); &quot;&quot;; 1)" office:value-type="float" office:value="1" calcext:value-type="float">
            <text:p>1</text:p>
          </table:table-cell>
          <table:table-cell office:value-type="string" calcext:value-type="string">
            <text:p>wine_01h0qzm0axbqydzx212xvsedz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„VINSCHGAU“ - FALKENSTEIN</text:p>
          </table:table-cell>
          <table:table-cell/>
          <table:table-cell office:value-type="string" calcext:value-type="string">
            <text:p>trebicchieri, Gambero Rosso</text:p>
          </table:table-cell>
          <table:table-cell office:value-type="string" calcext:value-type="string">
            <text:p>BOTTLE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7 x 2021</text:p>
          </table:table-cell>
          <table:table-cell table:number-columns-repeated="1008"/>
        </table:table-row>
        <table:table-row table:style-name="ro1">
          <table:table-cell table:formula="of:=IF(ISBLANK([.B33]); &quot;&quot;; 1)" office:value-type="float" office:value="1" calcext:value-type="float">
            <text:p>1</text:p>
          </table:table-cell>
          <table:table-cell office:value-type="string" calcext:value-type="string">
            <text:p>wine_01h0qzm0axbqydzx212xvsedz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„VINSCHGAU“ - FALKENSTEIN</text:p>
          </table:table-cell>
          <table:table-cell/>
          <table:table-cell office:value-type="string" calcext:value-type="string">
            <text:p>trebicchieri, Gambero Rosso</text:p>
          </table:table-cell>
          <table:table-cell office:value-type="string" calcext:value-type="string">
            <text:p>BOTTLE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formula="of:=IF(ISBLANK([.B34]); &quot;&quot;; 1)" office:value-type="float" office:value="1" calcext:value-type="float">
            <text:p>1</text:p>
          </table:table-cell>
          <table:table-cell office:value-type="string" calcext:value-type="string">
            <text:p>wine_01h0qzm0ax45vx7esvkqhcztsw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Anaduron Falkenstei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58" calcext:value-type="float">
            <text:p>5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formula="of:=IF(ISBLANK([.B35]); &quot;&quot;; 1)" office:value-type="float" office:value="1" calcext:value-type="float">
            <text:p>1</text:p>
          </table:table-cell>
          <table:table-cell office:value-type="string" calcext:value-type="string">
            <text:p>wine_01h0sq47vezrd4vebp8esf2ybf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„FELDMARSCHALL“ TIEFENBRUNNER</text:p>
          </table:table-cell>
          <table:table-cell/>
          <table:table-cell office:value-type="string" calcext:value-type="string">
            <text:p>Trebicchieri Gambero Rosso</text:p>
          </table:table-cell>
          <table:table-cell office:value-type="string" calcext:value-type="string">
            <text:p>BOTTLE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6 x 2020</text:p>
          </table:table-cell>
          <table:table-cell table:number-columns-repeated="1008"/>
        </table:table-row>
        <table:table-row table:style-name="ro1">
          <table:table-cell table:formula="of:=IF(ISBLANK([.B36]); &quot;&quot;; 1)" office:value-type="float" office:value="1" calcext:value-type="float">
            <text:p>1</text:p>
          </table:table-cell>
          <table:table-cell office:value-type="string" calcext:value-type="string">
            <text:p>wine_01h0sq47vezrd4vebp8esf2ybf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„FELDMARSCHALL“ TIEFENBRUNNER</text:p>
          </table:table-cell>
          <table:table-cell/>
          <table:table-cell office:value-type="string" calcext:value-type="string">
            <text:p>Trebicchieri Gambero Rosso</text:p>
          </table:table-cell>
          <table:table-cell office:value-type="string" calcext:value-type="string">
            <text:p>BOTTLE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formula="of:=IF(ISBLANK([.B37]); &quot;&quot;; 1)" office:value-type="float" office:value="1" calcext:value-type="float">
            <text:p>1</text:p>
          </table:table-cell>
          <table:table-cell office:value-type="string" calcext:value-type="string">
            <text:p>wine_01h0sq48vhws9pbek51kw1fer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Exclusiv der „Vollendete“ Ploner Marlin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67" calcext:value-type="float">
            <text:p>6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2 x 2021</text:p>
          </table:table-cell>
          <table:table-cell table:number-columns-repeated="1008"/>
        </table:table-row>
        <table:table-row table:style-name="ro1">
          <table:table-cell table:formula="of:=IF(ISBLANK([.B38]); &quot;&quot;; 1)" office:value-type="float" office:value="1" calcext:value-type="float">
            <text:p>1</text:p>
          </table:table-cell>
          <table:table-cell office:value-type="string" calcext:value-type="string">
            <text:p>wine_01h0sq48vhws9pbek51kw1fer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Exclusiv der „Vollendete“ Ploner Marlin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67" calcext:value-type="float">
            <text:p>6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formula="of:=IF(ISBLANK([.B39]); &quot;&quot;; 1)" office:value-type="float" office:value="1" calcext:value-type="float">
            <text:p>1</text:p>
          </table:table-cell>
          <table:table-cell office:value-type="string" calcext:value-type="string">
            <text:p>wine_01gzr4ksn5pjxvcdzw8y12keg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MO TERLANER “I -Grande” Cuvèe</text:p>
          </table:table-cell>
          <table:table-cell/>
          <table:table-cell office:value-type="string" calcext:value-type="string">
            <text:p>Gambero Rosso</text:p>
          </table:table-cell>
          <table:table-cell office:value-type="string" calcext:value-type="string">
            <text:p>BOTTLE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 x 2019</text:p>
          </table:table-cell>
          <table:table-cell office:value-type="string" calcext:value-type="string">
            <text:p>1 x 2020</text:p>
          </table:table-cell>
          <table:table-cell office:value-type="string" calcext:value-type="string">
            <text:p>1 x 2021</text:p>
          </table:table-cell>
          <table:table-cell table:number-columns-repeated="1006"/>
        </table:table-row>
        <table:table-row table:style-name="ro1">
          <table:table-cell table:formula="of:=IF(ISBLANK([.B40]); &quot;&quot;; 1)" office:value-type="float" office:value="1" calcext:value-type="float">
            <text:p>1</text:p>
          </table:table-cell>
          <table:table-cell office:value-type="string" calcext:value-type="string">
            <text:p>wine_01gzr4ksn5pjxvcdzw8y12keg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MO TERLANER “I -Grande” Cuvèe</text:p>
          </table:table-cell>
          <table:table-cell/>
          <table:table-cell office:value-type="string" calcext:value-type="string">
            <text:p>Gambero Rosso</text:p>
          </table:table-cell>
          <table:table-cell office:value-type="string" calcext:value-type="string">
            <text:p>BOTTLE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IF(ISBLANK([.B41]); &quot;&quot;; 1)" office:value-type="float" office:value="1" calcext:value-type="float">
            <text:p>1</text:p>
          </table:table-cell>
          <table:table-cell office:value-type="string" calcext:value-type="string">
            <text:p>wine_01gzr4ksn5pjxvcdzw8y12keg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MO TERLANER “I -Grande” Cuvèe</text:p>
          </table:table-cell>
          <table:table-cell/>
          <table:table-cell office:value-type="string" calcext:value-type="string">
            <text:p>Gambero Rosso</text:p>
          </table:table-cell>
          <table:table-cell office:value-type="string" calcext:value-type="string">
            <text:p>BOTTLE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IF(ISBLANK([.B42]); &quot;&quot;; 1)" office:value-type="float" office:value="1" calcext:value-type="float">
            <text:p>1</text:p>
          </table:table-cell>
          <table:table-cell office:value-type="string" calcext:value-type="string">
            <text:p>wine_01gzr4ksn5pjxvcdzw8y12keg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MO TERLANER “I -Grande” Cuvèe</text:p>
          </table:table-cell>
          <table:table-cell/>
          <table:table-cell office:value-type="string" calcext:value-type="string">
            <text:p>Gambero Rosso</text:p>
          </table:table-cell>
          <table:table-cell office:value-type="string" calcext:value-type="string">
            <text:p>BOTTLE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IF(ISBLANK([.B43]); &quot;&quot;; 1)" office:value-type="float" office:value="1" calcext:value-type="float">
            <text:p>1</text:p>
          </table:table-cell>
          <table:table-cell office:value-type="string" calcext:value-type="string">
            <text:p>wine_01h4pmmfh512e49ytdxkctdsdq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Muri</text:p>
          </table:table-cell>
          <table:table-cell table:number-columns-repeated="2"/>
          <table:table-cell office:value-type="string" calcext:value-type="string">
            <text:p>LITER</text:p>
          </table:table-cell>
          <table:table-cell table:style-name="ce21" office:value-type="float" office:value="2023" calcext:value-type="float">
            <text:p>2023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formula="of:=IF(ISBLANK([.B44]); &quot;&quot;; 1)" office:value-type="float" office:value="1" calcext:value-type="float">
            <text:p>1</text:p>
          </table:table-cell>
          <table:table-cell office:value-type="string" calcext:value-type="string">
            <text:p>wine_01gzr4ksn07qrknrg486gmvw5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„Der Pfannenstiel“ Pfannenstiel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79" calcext:value-type="float">
            <text:p>7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formula="of:=IF(ISBLANK([.B45]); &quot;&quot;; 1)" office:value-type="float" office:value="1" calcext:value-type="float">
            <text:p>1</text:p>
          </table:table-cell>
          <table:table-cell office:value-type="string" calcext:value-type="string">
            <text:p>wine_01havwefpyhcj37b1yfss2s6m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„Valpitan“ WEINGUT PFÖSTL Schen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formula="of:=IF(ISBLANK([.B46]); &quot;&quot;; 1)" office:value-type="float" office:value="1" calcext:value-type="float">
            <text:p>1</text:p>
          </table:table-cell>
          <table:table-cell office:value-type="string" calcext:value-type="string">
            <text:p>wine_01h0sq48vhqt4wdwg8jz9sj34q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„Exclusiv seine Exzellenz“ Ploner Marlin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  <table:table-cell table:style-name="ce13" office:value-type="string" calcext:value-type="string">
            <text:p>7 x <text:s/>2018</text:p>
          </table:table-cell>
          <table:table-cell table:number-columns-repeated="1008"/>
        </table:table-row>
        <table:table-row table:style-name="ro1">
          <table:table-cell table:formula="of:=IF(ISBLANK([.B47]); &quot;&quot;; 1)" office:value-type="float" office:value="1" calcext:value-type="float">
            <text:p>1</text:p>
          </table:table-cell>
          <table:table-cell office:value-type="string" calcext:value-type="string">
            <text:p>wine_01h0sq48vhqt4wdwg8jz9sj34q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„Exclusiv seine Exzellenz“ Ploner Marlin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formula="of:=IF(ISBLANK([.B48]); &quot;&quot;; 1)" office:value-type="float" office:value="1" calcext:value-type="float">
            <text:p>1</text:p>
          </table:table-cell>
          <table:table-cell office:value-type="string" calcext:value-type="string">
            <text:p>wine_01j2220hd653cma24yr76zfbpy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Lacus” Weingut Walter Schulli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formula="of:=IF(ISBLANK([.B49]); &quot;&quot;; 1)" office:value-type="float" office:value="1" calcext:value-type="float">
            <text:p>1</text:p>
          </table:table-cell>
          <table:table-cell office:value-type="string" calcext:value-type="string">
            <text:p>wine_01h0qzm1va6njhczpztgnchk5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Zweigelt” Weingut Himmelrei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6 x 2022</text:p>
          </table:table-cell>
          <table:table-cell table:number-columns-repeated="1008"/>
        </table:table-row>
        <table:table-row table:style-name="ro1">
          <table:table-cell table:formula="of:=IF(ISBLANK([.B50]); &quot;&quot;; 1)" office:value-type="float" office:value="1" calcext:value-type="float">
            <text:p>1</text:p>
          </table:table-cell>
          <table:table-cell office:value-type="string" calcext:value-type="string">
            <text:p>wine_01h0qzm1va6njhczpztgnchk5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Zweigelt” Weingut Himmelrei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22" calcext:value-type="float">
            <text:p>2022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formula="of:=IF(ISBLANK([.B51]); &quot;&quot;; 1)" office:value-type="float" office:value="1" calcext:value-type="float">
            <text:p>1</text:p>
          </table:table-cell>
          <table:table-cell office:value-type="string" calcext:value-type="string">
            <text:p>wine_01j2228b77e6cn3mr38bddnhr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„N°2“ Weingut Adenauer Ahrweiler Deutschlan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formula="of:=IF(ISBLANK([.B52]); &quot;&quot;; 1)" office:value-type="float" office:value="1" calcext:value-type="float">
            <text:p>1</text:p>
          </table:table-cell>
          <table:table-cell office:value-type="string" calcext:value-type="string">
            <text:p>wine_01j222g17k8srn0ztm5nvfgaq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„Kleine Kammer“ Weingut Adenauer Ahrweiler Deutschlan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63" calcext:value-type="float">
            <text:p>6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formula="of:=IF(ISBLANK([.B53]); &quot;&quot;; 1)" office:value-type="float" office:value="1" calcext:value-type="float">
            <text:p>1</text:p>
          </table:table-cell>
          <table:table-cell office:value-type="string" calcext:value-type="string">
            <text:p>wine_01j222j47m1w53zkk5db3sgbk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„Rosenthal“ Weingut Adenauer Ahrweiler Deutschlan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83" calcext:value-type="float">
            <text:p>8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formula="of:=IF(ISBLANK([.B54]); &quot;&quot;; 1)" office:value-type="float" office:value="1" calcext:value-type="float">
            <text:p>1</text:p>
          </table:table-cell>
          <table:table-cell office:value-type="string" calcext:value-type="string">
            <text:p>wine_01gzr4ksd3d7r1nat6d0mmwhhg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“Solaia”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IF(ISBLANK([.B55]); &quot;&quot;; 1)" office:value-type="float" office:value="1" calcext:value-type="float">
            <text:p>1</text:p>
          </table:table-cell>
          <table:table-cell office:value-type="string" calcext:value-type="string">
            <text:p>wine_01gzr4kt10z3t0bvez32dtgmbb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rgole tor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 x 20</text:p>
          </table:table-cell>
          <table:table-cell office:value-type="string" calcext:value-type="string">
            <text:p>2 x 2019</text:p>
          </table:table-cell>
          <table:table-cell table:number-columns-repeated="1007"/>
        </table:table-row>
        <table:table-row table:style-name="ro1">
          <table:table-cell table:formula="of:=IF(ISBLANK([.B56]); &quot;&quot;; 1)" office:value-type="float" office:value="1" calcext:value-type="float">
            <text:p>1</text:p>
          </table:table-cell>
          <table:table-cell office:value-type="string" calcext:value-type="string">
            <text:p>wine_01gzr4kt10z3t0bvez32dtgmbb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rgole tor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IF(ISBLANK([.B57]); &quot;&quot;; 1)" office:value-type="float" office:value="1" calcext:value-type="float">
            <text:p>1</text:p>
          </table:table-cell>
          <table:table-cell office:value-type="string" calcext:value-type="string">
            <text:p>wine_01gzr4kt10z3t0bvez32dtgmbb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rgole tor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80" calcext:value-type="float">
            <text:p>1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formula="of:=IF(ISBLANK([.B58]); &quot;&quot;; 1)" office:value-type="float" office:value="1" calcext:value-type="float">
            <text:p>1</text:p>
          </table:table-cell>
          <table:table-cell office:value-type="string" calcext:value-type="string">
            <text:p>wine_01h0f3cmcq8trqgcg35yx9h0q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 Brunello di montalc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185" calcext:value-type="float">
            <text:p>18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formula="of:=IF(ISBLANK([.B59]); &quot;&quot;; 1)" office:value-type="float" office:value="1" calcext:value-type="float">
            <text:p>1</text:p>
          </table:table-cell>
          <table:table-cell office:value-type="string" calcext:value-type="string">
            <text:p>wine_01h0sq485htby98fz6mmyrx4v7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Merlot Riserva “Passion Limited Edition” DOC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135" calcext:value-type="float">
            <text:p>1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IF(ISBLANK([.B60]); &quot;&quot;; 1)" office:value-type="float" office:value="1" calcext:value-type="float">
            <text:p>1</text:p>
          </table:table-cell>
          <table:table-cell office:value-type="string" calcext:value-type="string">
            <text:p>wine_01j2220hd653cma24yr76zfbpy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“Lacus” Weingut Walter Schullian</text:p>
          </table:table-cell>
          <table:table-cell/>
          <table:table-cell office:value-type="string" calcext:value-type="string">
            <text:p>Jährlich nur 150 Flaschen</text:p>
          </table:table-cell>
          <table:table-cell office:value-type="string" calcext:value-type="string">
            <text:p>MAGNUM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55" calcext:value-type="float">
            <text:p>15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formula="of:=IF(ISBLANK([.B61]); &quot;&quot;; 1)" office:value-type="float" office:value="1" calcext:value-type="float">
            <text:p>1</text:p>
          </table:table-cell>
          <table:table-cell office:value-type="string" calcext:value-type="string">
            <text:p>wine_01gzr4kt81sdrfzpne7cmmshg2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le cupole rosso toscana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IF(ISBLANK([.B62]); &quot;&quot;; 1)" office:value-type="float" office:value="1" calcext:value-type="float">
            <text:p>1</text:p>
          </table:table-cell>
          <table:table-cell office:value-type="string" calcext:value-type="string">
            <text:p>wine_01h0my5rk1ctcdv7h4jba8hn9y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amarone d. v. sant antonio</text:p>
          </table:table-cell>
          <table:table-cell table:number-columns-repeated="2"/>
          <table:table-cell office:value-type="string" calcext:value-type="string">
            <text:p>MATHUSALEM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260" calcext:value-type="float">
            <text:p>26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IF(ISBLANK([.B63]); &quot;&quot;; 1)">
            <text:p/>
          </table:table-cell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„Rote Rose“ Kellerei Nals Margreid halbtrock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formula="of:=IF(ISBLANK([.B64]); &quot;&quot;; 1)">
            <text:p/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ETIT MANSENG - KELLEREI ST. PAULS</text:p>
          </table:table-cell>
          <table:table-cell table:number-columns-repeated="2"/>
          <table:table-cell office:value-type="string" calcext:value-type="string">
            <text:p>HALF_LITER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formula="of:=IF(ISBLANK([.B65]); &quot;&quot;; 1)" office:value-type="float" office:value="1" calcext:value-type="float">
            <text:p>1</text:p>
          </table:table-cell>
          <table:table-cell office:value-type="string" calcext:value-type="string">
            <text:p>wine_01gzr4ksg3h1sse37dbw6657x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RE FILER - CA Dei FRATI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IF(ISBLANK([.B66]); &quot;&quot;; 1)">
            <text:p/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osenmuskateller Abtei Muri gries Limited Edition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formula="of:=IF(ISBLANK([.B67]); &quot;&quot;; 1)">
            <text:p/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ILIAC &amp; KRACHER ICE WINE Limited Edition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18" office:value-type="string" calcext:value-type="string">
            <text:p>Rosis Kellerei Bozen</text:p>
          </table:table-cell>
          <table:table-cell table:style-name="ce18" table:number-columns-repeated="2"/>
          <table:table-cell office:value-type="string" calcext:value-type="string">
            <text:p>HALF_BOTTLE</text:p>
          </table:table-cell>
          <table:table-cell table:style-name="ce22" office:value-type="float" office:value="2022" calcext:value-type="float">
            <text:p>2022</text:p>
          </table:table-cell>
          <table:table-cell table:style-name="ce22" office:value-type="float" office:value="54" calcext:value-type="float">
            <text:p>54</text:p>
          </table:table-cell>
          <table:table-cell table:style-name="ce18"/>
          <table:table-cell table:style-name="ce14" office:value-type="float" office:value="6" calcext:value-type="float">
            <text:p>6</text:p>
          </table:table-cell>
          <table:table-cell table:style-name="ce18" table:number-columns-repeated="2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string" calcext:value-type="string">
            <text:p>Lagrein Klosteranger </text:p>
          </table:table-cell>
          <table:table-cell table:style-name="ce18" table:number-columns-repeated="2"/>
          <table:table-cell table:style-name="ce18" office:value-type="string" calcext:value-type="string">
            <text:p>MAGNUM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190" calcext:value-type="float">
            <text:p>190</text:p>
          </table:table-cell>
          <table:table-cell table:style-name="ce18"/>
          <table:table-cell table:style-name="ce14" office:value-type="float" office:value="1" calcext:value-type="float">
            <text:p>1</text:p>
          </table:table-cell>
          <table:table-cell table:style-name="ce18" table:number-columns-repeated="2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string" calcext:value-type="string">
            <text:p>Valdobbiadene Prosecco Superiore DOCG</text:p>
          </table:table-cell>
          <table:table-cell table:style-name="ce18" table:number-columns-repeated="2"/>
          <table:table-cell office:value-type="string" calcext:value-type="string">
            <text:p>BOTTLE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/>
          <table:table-cell table:style-name="ce10" office:value-type="float" office:value="157" calcext:value-type="float">
            <text:p>157</text:p>
          </table:table-cell>
          <table:table-cell table:style-name="ce18" table:number-columns-repeated="2"/>
          <table:table-cell table:number-columns-repeated="1009"/>
        </table:table-row>
        <table:table-row table:style-name="ro1">
          <table:table-cell table:number-columns-repeated="4"/>
          <table:table-cell table:style-name="ce19" table:number-columns-repeated="10"/>
          <table:table-cell table:number-columns-repeated="1009"/>
        </table:table-row>
        <table:table-row table:style-name="ro1">
          <table:table-cell table:style-name="ce18" table:number-columns-repeated="4"/>
          <table:table-cell table:style-name="ce19" table:number-columns-repeated="10"/>
          <table:table-cell table:number-columns-repeated="1009"/>
        </table:table-row>
        <table:table-row table:style-name="ro1" table:number-rows-repeated="1048503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heet_2.I1:Sheet_2.L6 Sheet_2.O46:Sheet_2.O46 Sheet_2.K58:Sheet_2.K67 Sheet_2.L7:Sheet_2.L7 Sheet_2.L34:Sheet_2.L34 Sheet_2.L43:Sheet_2.L46 Sheet_2.L58:Sheet_2.L69 Sheet_2.J58:Sheet_2.J69 Sheet_2.I58:Sheet_2.I69 Sheet_2.I7:Sheet_2.K30 Sheet_2.L16:Sheet_2.L30 Sheet_2.I31:Sheet_2.L33 Sheet_2.I34:Sheet_2.K37 Sheet_2.L37:Sheet_2.L37 Sheet_2.I38:Sheet_2.L42 Sheet_2.I43:Sheet_2.K46 Sheet_2.I47:Sheet_2.L47 Sheet_2.I48:Sheet_2.K49 Sheet_2.L49:Sheet_2.L49 Sheet_2.I50:Sheet_2.L57">
            <calcext:condition calcext:apply-style-name="cf6" calcext:value="formula-is([.I1]=0)" calcext:base-cell-address="Sheet_2.I1"/>
          </calcext:conditional-format>
          <calcext:conditional-format calcext:target-range-address="Sheet_2.N58:Sheet_2.N1048576 Sheet_2.A2:Sheet_2.N57 Sheet_2.M58:Sheet_2.M67 Sheet_2.A71:Sheet_2.M1048576 Sheet_2.K58:Sheet_2.K70 Sheet_2.M68:Sheet_2.M70 Sheet_2.L58:Sheet_2.L67 Sheet_2.J58:Sheet_2.J70 Sheet_2.I58:Sheet_2.I70 Sheet_2.H58:Sheet_2.H70 Sheet_2.G58:Sheet_2.G70 Sheet_2.F58:Sheet_2.F70 Sheet_2.E58:Sheet_2.E70 Sheet_2.D58:Sheet_2.D70 Sheet_2.A58:Sheet_2.C70">
            <calcext:condition calcext:apply-style-name="Neutral" calcext:value="formula-is(AND([.$E2]=[.$E1]; [.$H2]=[.$H1]))" calcext:base-cell-address="Sheet_2.A2"/>
          </calcext:conditional-format>
        </calcext:conditional-formats>
      </table:table>
      <table:named-expressions/>
      <table:database-ranges>
        <table:database-range table:name="__Anonymous_Sheet_DB__0" table:target-range-address="Sheet_1.A1:Sheet_1.S20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 style:data-style-name="N0">
      <style:table-cell-properties fo:background-color="#ffcccc"/>
      <style:text-properties fo:color="#cc0000"/>
    </style:style>
    <style:style style:name="cf2" style:family="table-cell" style:parent-style-name="Default" style:data-style-name="N0">
      <style:table-cell-properties fo:background-color="#ffcccc"/>
      <style:text-properties fo:color="#cc0000"/>
    </style:style>
    <style:style style:name="cf3" style:family="table-cell" style:parent-style-name="Default" style:data-style-name="N0">
      <style:table-cell-properties fo:background-color="#ffcccc"/>
      <style:text-properties fo:color="#cc0000"/>
    </style:style>
    <style:style style:name="cf4" style:family="table-cell" style:parent-style-name="Default" style:data-style-name="N0">
      <style:table-cell-properties fo:background-color="#ffcccc"/>
      <style:text-properties fo:color="#cc0000"/>
    </style:style>
    <style:style style:name="cf5" style:family="table-cell" style:parent-style-name="Default" style:data-style-name="N0">
      <style:table-cell-properties fo:background-color="#ffcccc"/>
      <style:text-properties fo:color="#cc0000"/>
    </style:style>
    <style:style style:name="cf6" style:family="table-cell" style:parent-style-name="Default">
      <style:table-cell-properties fo:background-color="#ffcccc"/>
      <style:text-properties fo:color="#cc0000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Hasenegg</meta:initial-creator>
    <meta:creation-date>2024-07-12T19:35:07Z</meta:creation-date>
    <dc:date>2024-07-19T10:08:38.448083848</dc:date>
    <meta:editing-cycles>85</meta:editing-cycles>
    <meta:editing-duration>PT37M22S</meta:editing-duration>
    <meta:document-statistic meta:table-count="2" meta:cell-count="3579" meta:object-count="0"/>
  </office:meta>
</office:document-meta>
</file>